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Standard">
      <style:text-properties officeooo:paragraph-rsid="0050de72"/>
    </style:style>
    <style:style style:name="P2" style:family="paragraph" style:parent-style-name="Footer">
      <style:paragraph-properties fo:text-align="end" style:justify-single-word="false"/>
    </style:style>
    <style:style style:name="P3" style:family="paragraph" style:parent-style-name="Sem_20_Espaçamento">
      <style:paragraph-properties fo:line-height="200%" text:number-lines="false" text:line-number="0"/>
    </style:style>
    <style:style style:name="P4" style:family="paragraph" style:parent-style-name="Standard">
      <style:paragraph-properties fo:line-height="150%"/>
    </style:style>
    <style:style style:name="P5" style:family="paragraph" style:parent-style-name="Standard">
      <style:paragraph-properties fo:line-height="150%" fo:orphans="0" fo:widows="0"/>
    </style:style>
    <style:style style:name="P6" style:family="paragraph" style:parent-style-name="Standard">
      <style:paragraph-properties fo:line-height="150%" fo:orphans="0" fo:widows="0"/>
      <style:text-properties fo:language="pt" fo:country="BR" fo:font-weight="bold" style:font-weight-asian="bold"/>
    </style:style>
    <style:style style:name="P7"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8" style:family="paragraph" style:parent-style-name="Standard">
      <style:paragraph-properties fo:line-height="150%" fo:text-align="center" style:justify-single-word="false" fo:orphans="0" fo:widows="0"/>
      <style:text-properties fo:language="pt" fo:country="BR"/>
    </style:style>
    <style:style style:name="P9" style:family="paragraph" style:parent-style-name="Standard">
      <style:paragraph-properties fo:line-height="150%" fo:orphans="0" fo:widows="0"/>
      <style:text-properties fo:font-weight="bold" style:font-weight-asian="bold"/>
    </style:style>
    <style:style style:name="P10" style:family="paragraph" style:parent-style-name="Standard">
      <style:paragraph-properties fo:line-height="150%" fo:text-align="center" style:justify-single-word="false" fo:orphans="0" fo:widows="0"/>
      <style:text-properties fo:font-variant="small-caps" fo:language="pt" fo:country="BR"/>
    </style:style>
    <style:style style:name="P11"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2" style:family="paragraph" style:parent-style-name="Standard">
      <style:paragraph-properties fo:line-height="107%" fo:text-align="start" style:justify-single-word="false"/>
      <style:text-properties fo:color="#222222" fo:font-size="9.5pt" fo:language="pt" fo:country="BR" fo:font-weight="bold" style:font-name-asian="Times New Roman" style:font-size-asian="9.5pt" style:language-asian="en" style:country-asian="GB" style:font-weight-asian="bold" style:font-size-complex="9.5pt"/>
    </style:style>
    <style:style style:name="P13" style:family="paragraph" style:parent-style-name="Standard">
      <style:text-properties officeooo:paragraph-rsid="001a54e5"/>
    </style:style>
    <style:style style:name="P14" style:family="paragraph" style:parent-style-name="Standard">
      <style:text-properties officeooo:paragraph-rsid="001eccbe"/>
    </style:style>
    <style:style style:name="P15" style:family="paragraph" style:parent-style-name="Standard">
      <style:text-properties officeooo:paragraph-rsid="002d48c6"/>
    </style:style>
    <style:style style:name="P16" style:family="paragraph" style:parent-style-name="Standard">
      <style:text-properties officeooo:paragraph-rsid="0050de72"/>
    </style:style>
    <style:style style:name="P17" style:family="paragraph" style:parent-style-name="Standard">
      <style:text-properties officeooo:paragraph-rsid="005b135f"/>
    </style:style>
    <style:style style:name="P18" style:family="paragraph" style:parent-style-name="Standard">
      <style:text-properties style:font-name="Arial" fo:font-size="12pt"/>
    </style:style>
    <style:style style:name="P19"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20" style:family="paragraph" style:parent-style-name="Standard">
      <style:paragraph-properties fo:margin-left="1.588cm" fo:margin-right="0cm" fo:line-height="150%" fo:orphans="0" fo:widows="0" fo:text-indent="-1.588cm" style:auto-text-indent="false">
        <style:tab-stops/>
      </style:paragraph-properties>
    </style:style>
    <style:style style:name="P21" style:family="paragraph" style:parent-style-name="Standard">
      <style:paragraph-properties fo:margin-top="0cm" fo:margin-bottom="0cm" loext:contextual-spacing="false" fo:background-color="#ffffff">
        <style:background-image/>
      </style:paragraph-properties>
    </style:style>
    <style:style style:name="P22"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23"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24"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25" style:family="paragraph" style:parent-style-name="Standard">
      <style:paragraph-properties fo:margin-top="0cm" fo:margin-bottom="0cm" loext:contextual-spacing="false" fo:background-color="#ffffff">
        <style:background-image/>
      </style:paragraph-properties>
      <style:text-properties fo:color="#222222" fo:language="pt" fo:country="BR" fo:font-style="italic" style:font-name-asian="Times New Roman" style:language-asian="en" style:country-asian="GB" style:font-style-asian="italic" style:font-size-complex="12pt"/>
    </style:style>
    <style:style style:name="P26"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27"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28" style:family="paragraph" style:parent-style-name="Standard">
      <style:paragraph-properties fo:margin-top="0cm" fo:margin-bottom="0cm" loext:contextual-spacing="false" fo:background-color="#ffffff">
        <style:background-image/>
      </style:paragraph-properties>
      <style:text-properties officeooo:paragraph-rsid="006a3f3f"/>
    </style:style>
    <style:style style:name="P29"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30"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31"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32"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33" style:family="paragraph" style:parent-style-name="Standard">
      <style:paragraph-properties fo:margin-top="0cm" fo:margin-bottom="0cm" loext:contextual-spacing="false" fo:line-height="100%" fo:text-align="center" style:justify-single-word="false"/>
    </style:style>
    <style:style style:name="P34" style:family="paragraph" style:parent-style-name="Standard">
      <style:paragraph-properties fo:margin-top="0cm" fo:margin-bottom="0cm" loext:contextual-spacing="false" fo:line-height="100%" fo:text-align="start" style:justify-single-word="false"/>
    </style:style>
    <style:style style:name="P35"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36"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37"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8"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9"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40"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41" style:family="paragraph" style:parent-style-name="Standard">
      <style:paragraph-properties fo:margin-left="0.847cm" fo:margin-right="0cm" fo:margin-top="0cm" fo:margin-bottom="0.247cm" loext:contextual-spacing="false" fo:line-height="120%" fo:text-indent="-0.847cm" style:auto-text-indent="false"/>
      <style:text-properties style:font-name="Arial" fo:font-size="12pt"/>
    </style:style>
    <style:style style:name="P42" style:family="paragraph" style:parent-style-name="Standard">
      <style:text-properties officeooo:paragraph-rsid="0050de72"/>
    </style:style>
    <style:style style:name="P43" style:family="paragraph" style:parent-style-name="Seção">
      <style:paragraph-properties fo:margin-left="0.476cm" fo:margin-right="0cm" fo:text-align="center" style:justify-single-word="false" fo:text-indent="0cm" style:auto-text-indent="false">
        <style:tab-stops/>
      </style:paragraph-properties>
    </style:style>
    <style:style style:name="P44"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5" style:family="paragraph" style:parent-style-name="Seção">
      <style:paragraph-properties fo:break-before="page"/>
    </style:style>
    <style:style style:name="P46" style:family="paragraph" style:parent-style-name="Seção">
      <style:text-properties style:font-name-asian="Times New Roman"/>
    </style:style>
    <style:style style:name="P47" style:family="paragraph" style:parent-style-name="Seção" style:list-style-name="WWNum3">
      <style:text-properties style:font-name-asian="Times New Roman"/>
    </style:style>
    <style:style style:name="P48" style:family="paragraph" style:parent-style-name="Parágrafo_20_da_20_Lista" style:list-style-name="WWNum7"/>
    <style:style style:name="P49"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0"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1"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2"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3"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4" style:family="paragraph" style:parent-style-name="Parágrafo_20_da_20_Lista" style:list-style-name="WWNum9">
      <style:paragraph-properties fo:margin-top="0cm" fo:margin-bottom="0cm" loext:contextual-spacing="false" fo:line-height="100%" fo:break-before="page" fo:background-color="#ffffff">
        <style:background-image/>
      </style:paragraph-properties>
      <style:text-properties fo:color="#222222" fo:language="pt" fo:country="BR" fo:font-weight="bold" officeooo:paragraph-rsid="0044b507" style:font-name-asian="Times New Roman" style:language-asian="en" style:country-asian="GB" style:font-weight-asian="bold" style:font-size-complex="12pt"/>
    </style:style>
    <style:style style:name="P55"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font-size="12pt" fo:language="pt" fo:country="BR" officeooo:rsid="0071adde" style:font-name-asian="Times New Roman" style:language-asian="en" style:country-asian="GB"/>
    </style:style>
    <style:style style:name="T2" style:family="text">
      <style:text-properties fo:font-size="12pt" fo:language="pt" fo:country="BR" officeooo:rsid="0071adde" style:font-name-asian="Times New Roman" style:language-asian="en" style:country-asian="GB" style:font-size-complex="12pt"/>
    </style:style>
    <style:style style:name="T3" style:family="text">
      <style:text-properties style:language-asian="pt" style:country-asian="BR"/>
    </style:style>
    <style:style style:name="T4" style:family="text">
      <style:text-properties fo:language="pt" fo:country="BR"/>
    </style:style>
    <style:style style:name="T5" style:family="text">
      <style:text-properties fo:language="pt" fo:country="BR" style:language-asian="pt" style:country-asian="BR"/>
    </style:style>
    <style:style style:name="T6" style:family="text">
      <style:text-properties fo:language="pt" fo:country="BR" fo:font-weight="bold" style:font-name-asian="Calibri" style:font-weight-asian="bold" style:font-size-complex="12pt"/>
    </style:style>
    <style:style style:name="T7" style:family="text">
      <style:text-properties fo:language="pt" fo:country="BR" fo:font-weight="bold" style:font-weight-asian="bold"/>
    </style:style>
    <style:style style:name="T8" style:family="text">
      <style:text-properties fo:language="pt" fo:country="BR" fo:font-weight="bold" style:font-weight-asian="bold" style:font-size-complex="12pt"/>
    </style:style>
    <style:style style:name="T9" style:family="text">
      <style:text-properties fo:language="pt" fo:country="BR" fo:font-weight="bold" style:font-name-asian="Times New Roman" style:language-asian="en" style:country-asian="GB" style:font-weight-asian="bold" style:font-size-complex="12pt" style:font-weight-complex="bold"/>
    </style:style>
    <style:style style:name="T10" style:family="text">
      <style:text-properties fo:language="pt" fo:country="BR" style:font-name-asian="Times New Roman" style:language-asian="en" style:country-asian="GB" style:font-size-complex="12pt"/>
    </style:style>
    <style:style style:name="T11" style:family="text">
      <style:text-properties fo:language="pt" fo:country="BR" officeooo:rsid="001781b0" style:font-name-asian="Times New Roman" style:language-asian="en" style:country-asian="GB" style:font-size-complex="12pt"/>
    </style:style>
    <style:style style:name="T12" style:family="text">
      <style:text-properties fo:language="pt" fo:country="BR" officeooo:rsid="001a54e5" style:font-name-asian="Times New Roman" style:language-asian="en" style:country-asian="GB" style:font-size-complex="12pt"/>
    </style:style>
    <style:style style:name="T13" style:family="text">
      <style:text-properties fo:language="pt" fo:country="BR" officeooo:rsid="001c6eb6" style:font-name-asian="Times New Roman" style:language-asian="en" style:country-asian="GB" style:font-size-complex="12pt"/>
    </style:style>
    <style:style style:name="T14" style:family="text">
      <style:text-properties fo:language="pt" fo:country="BR" officeooo:rsid="001eccbe" style:font-name-asian="Times New Roman" style:language-asian="en" style:country-asian="GB" style:font-size-complex="12pt"/>
    </style:style>
    <style:style style:name="T15" style:family="text">
      <style:text-properties fo:language="pt" fo:country="BR" officeooo:rsid="002d48c6" style:font-name-asian="Times New Roman" style:language-asian="en" style:country-asian="GB" style:font-size-complex="12pt"/>
    </style:style>
    <style:style style:name="T16" style:family="text">
      <style:text-properties fo:language="pt" fo:country="BR" officeooo:rsid="002efa1e" style:font-name-asian="Times New Roman" style:language-asian="en" style:country-asian="GB" style:font-size-complex="12pt"/>
    </style:style>
    <style:style style:name="T17" style:family="text">
      <style:text-properties fo:language="pt" fo:country="BR" officeooo:rsid="002f5354" style:font-name-asian="Times New Roman" style:language-asian="en" style:country-asian="GB" style:font-size-complex="12pt"/>
    </style:style>
    <style:style style:name="T18" style:family="text">
      <style:text-properties fo:language="pt" fo:country="BR" officeooo:rsid="0030850d" style:font-name-asian="Times New Roman" style:language-asian="en" style:country-asian="GB" style:font-size-complex="12pt"/>
    </style:style>
    <style:style style:name="T19" style:family="text">
      <style:text-properties fo:language="pt" fo:country="BR" officeooo:rsid="0031efa3" style:font-name-asian="Times New Roman" style:language-asian="en" style:country-asian="GB" style:font-size-complex="12pt"/>
    </style:style>
    <style:style style:name="T20" style:family="text">
      <style:text-properties fo:language="pt" fo:country="BR" officeooo:rsid="00362f84" style:font-name-asian="Times New Roman" style:language-asian="en" style:country-asian="GB" style:font-size-complex="12pt"/>
    </style:style>
    <style:style style:name="T21" style:family="text">
      <style:text-properties fo:language="pt" fo:country="BR" officeooo:rsid="0037c331" style:font-name-asian="Times New Roman" style:language-asian="en" style:country-asian="GB" style:font-size-complex="12pt"/>
    </style:style>
    <style:style style:name="T22" style:family="text">
      <style:text-properties fo:language="pt" fo:country="BR" officeooo:rsid="004d30f8" style:font-name-asian="Times New Roman" style:language-asian="en" style:country-asian="GB" style:font-size-complex="12pt"/>
    </style:style>
    <style:style style:name="T23" style:family="text">
      <style:text-properties fo:language="pt" fo:country="BR" officeooo:rsid="004efa57" style:font-name-asian="Times New Roman" style:language-asian="en" style:country-asian="GB" style:font-size-complex="12pt"/>
    </style:style>
    <style:style style:name="T24" style:family="text">
      <style:text-properties fo:language="pt" fo:country="BR" officeooo:rsid="00503935" style:font-name-asian="Times New Roman" style:language-asian="en" style:country-asian="GB" style:font-size-complex="12pt"/>
    </style:style>
    <style:style style:name="T25" style:family="text">
      <style:text-properties fo:language="pt" fo:country="BR" officeooo:rsid="0050de72" style:font-name-asian="Times New Roman" style:language-asian="en" style:country-asian="GB" style:font-size-complex="12pt"/>
    </style:style>
    <style:style style:name="T26" style:family="text">
      <style:text-properties fo:language="pt" fo:country="BR" officeooo:rsid="0058c633" style:font-name-asian="Times New Roman" style:language-asian="en" style:country-asian="GB" style:font-size-complex="12pt"/>
    </style:style>
    <style:style style:name="T27" style:family="text">
      <style:text-properties fo:language="pt" fo:country="BR" officeooo:rsid="005ab46f" style:font-name-asian="Times New Roman" style:language-asian="en" style:country-asian="GB" style:font-size-complex="12pt"/>
    </style:style>
    <style:style style:name="T28" style:family="text">
      <style:text-properties fo:language="pt" fo:country="BR" officeooo:rsid="005b135f" style:font-name-asian="Times New Roman" style:language-asian="en" style:country-asian="GB" style:font-size-complex="12pt"/>
    </style:style>
    <style:style style:name="T29" style:family="text">
      <style:text-properties fo:language="pt" fo:country="BR" officeooo:rsid="00626dc7" style:font-name-asian="Times New Roman" style:language-asian="en" style:country-asian="GB" style:font-size-complex="12pt"/>
    </style:style>
    <style:style style:name="T30" style:family="text">
      <style:text-properties fo:language="pt" fo:country="BR" officeooo:rsid="006caa79" style:font-name-asian="Times New Roman" style:language-asian="en" style:country-asian="GB" style:font-size-complex="12pt"/>
    </style:style>
    <style:style style:name="T31" style:family="text">
      <style:text-properties fo:language="pt" fo:country="BR" officeooo:rsid="006f0be4" style:font-name-asian="Times New Roman" style:language-asian="en" style:country-asian="GB" style:font-size-complex="12pt"/>
    </style:style>
    <style:style style:name="T32" style:family="text">
      <style:text-properties fo:language="pt" fo:country="BR" officeooo:rsid="0071adde" style:font-name-asian="Times New Roman" style:language-asian="en" style:country-asian="GB" style:font-size-complex="12pt"/>
    </style:style>
    <style:style style:name="T33" style:family="text">
      <style:text-properties fo:language="pt" fo:country="BR" fo:font-style="italic" style:font-name-asian="Times New Roman" style:language-asian="en" style:country-asian="GB" style:font-style-asian="italic" style:font-size-complex="12pt"/>
    </style:style>
    <style:style style:name="T34" style:family="text">
      <style:text-properties fo:language="pt" fo:country="BR" fo:font-style="italic" style:font-name-asian="Times New Roman" style:language-asian="en" style:country-asian="GB" style:font-style-asian="italic" style:font-size-complex="12pt" style:font-style-complex="italic"/>
    </style:style>
    <style:style style:name="T35" style:family="text">
      <style:text-properties fo:language="pt" fo:country="BR" fo:font-style="italic" officeooo:rsid="001c6eb6" style:font-name-asian="Times New Roman" style:language-asian="en" style:country-asian="GB" style:font-style-asian="italic" style:font-size-complex="12pt" style:font-style-complex="italic"/>
    </style:style>
    <style:style style:name="T36"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7" style:family="text">
      <style:text-properties fo:language="pt" fo:country="BR" fo:font-style="italic" officeooo:rsid="001eccbe" style:font-name-asian="Times New Roman" style:language-asian="en" style:country-asian="GB" style:font-style-asian="italic" style:font-size-complex="12pt"/>
    </style:style>
    <style:style style:name="T38" style:family="text">
      <style:text-properties fo:language="pt" fo:country="BR" fo:font-style="italic" style:font-style-asian="italic"/>
    </style:style>
    <style:style style:name="T39" style:family="text">
      <style:text-properties fo:language="pt" fo:country="BR" fo:font-style="normal" officeooo:rsid="001eccbe" style:font-name-asian="Times New Roman" style:language-asian="en" style:country-asian="GB" style:font-style-asian="normal" style:font-size-complex="12pt" style:font-style-complex="normal"/>
    </style:style>
    <style:style style:name="T40"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1" style:family="text">
      <style:text-properties fo:language="pt" fo:country="BR" officeooo:rsid="0027f78b"/>
    </style:style>
    <style:style style:name="T42" style:family="text">
      <style:text-properties fo:language="pt" fo:country="BR" fo:background-color="transparent" loext:char-shading-value="0" style:font-name-asian="Times New Roman" style:language-asian="en" style:country-asian="GB" style:font-size-complex="12pt"/>
    </style:style>
    <style:style style:name="T43" style:family="text">
      <style:text-properties fo:language="pt" fo:country="BR" officeooo:rsid="002c305b"/>
    </style:style>
    <style:style style:name="T44" style:family="text">
      <style:text-properties fo:language="pt" fo:country="BR" officeooo:rsid="007175d4"/>
    </style:style>
    <style:style style:name="T45" style:family="text">
      <style:text-properties fo:language="pt" fo:country="BR" officeooo:rsid="0071adde"/>
    </style:style>
    <style:style style:name="T46" style:family="text">
      <style:text-properties fo:font-size="16pt" fo:background-color="#ffffff" loext:char-shading-value="0" style:font-name-asian="Times New Roman" style:font-size-asian="16pt"/>
    </style:style>
    <style:style style:name="T47" style:family="text">
      <style:text-properties style:text-position="super 67%" fo:language="pt" fo:country="BR" fo:font-weight="bold" style:font-weight-asian="bold"/>
    </style:style>
    <style:style style:name="T48" style:family="text">
      <style:text-properties style:text-position="super 67%" fo:language="pt" fo:country="BR" style:font-name-asian="Times New Roman" style:language-asian="en" style:country-asian="GB" style:font-size-complex="12pt"/>
    </style:style>
    <style:style style:name="T49" style:family="text">
      <style:text-properties fo:font-size="10pt" style:font-size-asian="10pt" style:font-size-complex="9pt"/>
    </style:style>
    <style:style style:name="T50" style:family="text">
      <style:text-properties fo:font-size="10pt" fo:background-color="#00ff00" loext:char-shading-value="0" style:font-size-asian="10pt" style:font-size-complex="9pt"/>
    </style:style>
    <style:style style:name="T51" style:family="text">
      <style:text-properties style:text-position="sub 67%" fo:language="pt" fo:country="BR"/>
    </style:style>
    <style:style style:name="T52" style:family="text">
      <style:text-properties style:text-position="sub 67%" fo:language="pt" fo:country="BR" style:font-name-asian="Times New Roman" style:language-asian="en" style:country-asian="GB" style:font-size-complex="12pt"/>
    </style:style>
    <style:style style:name="T53" style:family="text">
      <style:text-properties style:text-position="sub 67%" fo:language="pt" fo:country="BR" officeooo:rsid="001781b0" style:font-name-asian="Times New Roman" style:language-asian="en" style:country-asian="GB" style:font-size-complex="12pt"/>
    </style:style>
    <style:style style:name="T54" style:family="text">
      <style:text-properties style:text-position="sub 67%" fo:language="pt" fo:country="BR" officeooo:rsid="001a54e5" style:font-name-asian="Times New Roman" style:language-asian="en" style:country-asian="GB" style:font-size-complex="12pt"/>
    </style:style>
    <style:style style:name="T55" style:family="text">
      <style:text-properties style:text-position="sub 67%" fo:language="pt" fo:country="BR" officeooo:rsid="0031efa3" style:font-name-asian="Times New Roman" style:language-asian="en" style:country-asian="GB" style:font-size-complex="12pt"/>
    </style:style>
    <style:style style:name="T56" style:family="text">
      <style:text-properties style:text-position="sub 67%" fo:language="pt" fo:country="BR" fo:font-style="italic" style:font-name-asian="Times New Roman" style:language-asian="en" style:country-asian="GB" style:font-style-asian="italic" style:font-size-complex="12pt"/>
    </style:style>
    <style:style style:name="T57" style:family="text">
      <style:text-properties style:text-position="sub 67%" fo:language="pt" fo:country="BR" fo:font-style="italic" style:font-name-asian="Times New Roman" style:language-asian="en" style:country-asian="GB" style:font-style-asian="italic" style:font-size-complex="12pt" style:font-style-complex="italic"/>
    </style:style>
    <style:style style:name="T58" style:family="text">
      <style:text-properties style:text-position="sub 67%" fo:language="pt" fo:country="BR" officeooo:rsid="0027f78b"/>
    </style:style>
    <style:style style:name="T59"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60" style:family="text">
      <style:text-properties fo:color="#222222" fo:language="pt" fo:country="BR" style:font-name-asian="Times New Roman" style:language-asian="en" style:country-asian="GB" style:font-size-complex="12pt"/>
    </style:style>
    <style:style style:name="T61" style:family="text">
      <style:text-properties fo:color="#222222" fo:language="pt" fo:country="BR" officeooo:rsid="001f2084" style:font-name-asian="Times New Roman" style:language-asian="en" style:country-asian="GB" style:font-size-complex="12pt"/>
    </style:style>
    <style:style style:name="T62" style:family="text">
      <style:text-properties fo:color="#222222" fo:language="pt" fo:country="BR" officeooo:rsid="0031efa3" style:font-name-asian="Times New Roman" style:language-asian="en" style:country-asian="GB" style:font-size-complex="12pt"/>
    </style:style>
    <style:style style:name="T63" style:family="text">
      <style:text-properties fo:color="#222222" fo:language="pt" fo:country="BR" officeooo:rsid="0034c8a0" style:font-name-asian="Times New Roman" style:language-asian="en" style:country-asian="GB" style:font-size-complex="12pt"/>
    </style:style>
    <style:style style:name="T64" style:family="text">
      <style:text-properties fo:color="#222222" fo:language="pt" fo:country="BR" officeooo:rsid="00350d74" style:font-name-asian="Times New Roman" style:language-asian="en" style:country-asian="GB" style:font-size-complex="12pt"/>
    </style:style>
    <style:style style:name="T65" style:family="text">
      <style:text-properties fo:color="#222222" fo:language="pt" fo:country="BR" officeooo:rsid="00353276" style:font-name-asian="Times New Roman" style:language-asian="en" style:country-asian="GB" style:font-size-complex="12pt"/>
    </style:style>
    <style:style style:name="T66" style:family="text">
      <style:text-properties fo:color="#222222" fo:language="pt" fo:country="BR" officeooo:rsid="0039ae70" style:font-name-asian="Times New Roman" style:language-asian="en" style:country-asian="GB" style:font-size-complex="12pt"/>
    </style:style>
    <style:style style:name="T67" style:family="text">
      <style:text-properties fo:color="#222222" fo:language="pt" fo:country="BR" officeooo:rsid="0048cce1" style:font-name-asian="Times New Roman" style:language-asian="en" style:country-asian="GB" style:font-size-complex="12pt"/>
    </style:style>
    <style:style style:name="T68" style:family="text">
      <style:text-properties fo:color="#222222" fo:language="pt" fo:country="BR" officeooo:rsid="005b135f" style:font-name-asian="Times New Roman" style:language-asian="en" style:country-asian="GB" style:font-size-complex="12pt"/>
    </style:style>
    <style:style style:name="T69" style:family="text">
      <style:text-properties fo:color="#222222" fo:language="pt" fo:country="BR" officeooo:rsid="005c9b0e" style:font-name-asian="Times New Roman" style:language-asian="en" style:country-asian="GB" style:font-size-complex="12pt"/>
    </style:style>
    <style:style style:name="T70" style:family="text">
      <style:text-properties fo:color="#222222" fo:language="pt" fo:country="BR" officeooo:rsid="006591ad" style:font-name-asian="Times New Roman" style:language-asian="en" style:country-asian="GB" style:font-size-complex="12pt"/>
    </style:style>
    <style:style style:name="T71" style:family="text">
      <style:text-properties fo:color="#222222" fo:language="pt" fo:country="BR" officeooo:rsid="006602f4" style:font-name-asian="Times New Roman" style:language-asian="en" style:country-asian="GB" style:font-size-complex="12pt"/>
    </style:style>
    <style:style style:name="T72" style:family="text">
      <style:text-properties fo:color="#222222" fo:language="pt" fo:country="BR" officeooo:rsid="0068a213" style:font-name-asian="Times New Roman" style:language-asian="en" style:country-asian="GB" style:font-size-complex="12pt"/>
    </style:style>
    <style:style style:name="T73" style:family="text">
      <style:text-properties fo:color="#222222" fo:language="pt" fo:country="BR" officeooo:rsid="006a3f3f" style:font-name-asian="Times New Roman" style:language-asian="en" style:country-asian="GB" style:font-size-complex="12pt"/>
    </style:style>
    <style:style style:name="T74" style:family="text">
      <style:text-properties fo:color="#222222" fo:language="pt" fo:country="BR" fo:font-style="italic" style:font-name-asian="Times New Roman" style:language-asian="en" style:country-asian="GB" style:font-style-asian="italic" style:font-size-complex="12pt"/>
    </style:style>
    <style:style style:name="T75" style:family="text">
      <style:text-properties fo:color="#222222" fo:language="pt" fo:country="BR" fo:font-style="italic" officeooo:rsid="0048cce1" style:font-name-asian="Times New Roman" style:language-asian="en" style:country-asian="GB" style:font-style-asian="italic" style:font-size-complex="12pt"/>
    </style:style>
    <style:style style:name="T76" style:family="text">
      <style:text-properties fo:color="#222222" fo:language="pt" fo:country="BR" fo:font-weight="bold" style:font-name-asian="Times New Roman" style:language-asian="en" style:country-asian="GB" style:font-weight-asian="bold" style:font-size-complex="12pt"/>
    </style:style>
    <style:style style:name="T77" style:family="text">
      <style:text-properties fo:color="#222222" fo:language="pt" fo:country="BR" fo:font-weight="bold" fo:background-color="transparent" loext:char-shading-value="0" style:font-name-asian="Times New Roman" style:language-asian="en" style:country-asian="GB" style:font-weight-asian="bold" style:font-size-complex="12pt"/>
    </style:style>
    <style:style style:name="T78"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style>
    <style:style style:name="T79" style:family="text">
      <style:text-properties fo:color="#222222" fo:language="pt" fo:country="BR" fo:font-weight="bold" fo:background-color="transparent" loext:char-shading-value="0" style:font-name-asian="Times New Roman" style:language-asian="en" style:country-asian="GB" style:font-weight-asian="bold" style:font-size-complex="12pt" style:font-weight-complex="bold"/>
    </style:style>
    <style:style style:name="T80" style:family="text">
      <style:text-properties fo:color="#222222"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81" style:family="text">
      <style:text-properties fo:color="#222222" fo:language="pt" fo:country="BR" fo:background-color="#ffff00" loext:char-shading-value="0" style:font-name-asian="Times New Roman" style:language-asian="en" style:country-asian="GB" style:font-size-complex="12pt"/>
    </style:style>
    <style:style style:name="T82" style:family="text">
      <style:text-properties fo:color="#222222" fo:language="pt" fo:country="BR" fo:background-color="transparent" loext:char-shading-value="0" style:font-name-asian="Times New Roman" style:language-asian="en" style:country-asian="GB" style:font-size-complex="12pt"/>
    </style:style>
    <style:style style:name="T83" style:family="text">
      <style:text-properties fo:color="#222222" style:text-position="sub 67%" fo:language="pt" fo:country="BR" style:font-name-asian="Times New Roman" style:language-asian="en" style:country-asian="GB" style:font-size-complex="12pt"/>
    </style:style>
    <style:style style:name="T84" style:family="text">
      <style:text-properties fo:color="#222222" fo:font-size="11pt" fo:language="pt" fo:country="BR" style:font-name-asian="Times New Roman" style:font-size-asian="11pt" style:language-asian="en" style:country-asian="GB" style:font-size-complex="12pt"/>
    </style:style>
    <style:style style:name="T85" style:family="text">
      <style:text-properties fo:color="#222222" style:text-position="super 64%" fo:font-size="11pt" fo:language="pt" fo:country="BR" style:font-name-asian="Times New Roman" style:font-size-asian="11pt" style:language-asian="en" style:country-asian="GB" style:font-size-complex="12pt"/>
    </style:style>
    <style:style style:name="T86" style:family="text">
      <style:text-properties fo:color="#222222" style:text-position="sub 64%" fo:font-size="11pt" fo:language="pt" fo:country="BR" style:font-name-asian="Times New Roman" style:font-size-asian="11pt" style:language-asian="en" style:country-asian="GB" style:font-size-complex="12pt"/>
    </style:style>
    <style:style style:name="T87" style:family="text">
      <style:text-properties fo:color="#222222" style:text-position="0% 100%" fo:language="pt" fo:country="BR" officeooo:rsid="006a3f3f" style:font-name-asian="Times New Roman" style:language-asian="en" style:country-asian="GB" style:font-size-complex="12pt"/>
    </style:style>
    <style:style style:name="T88" style:family="text">
      <style:text-properties fo:color="#00000a" fo:font-size="10pt" fo:language="pt" fo:country="BR" fo:font-style="normal" style:font-size-asian="10pt" style:font-style-asian="normal"/>
    </style:style>
    <style:style style:name="T89" style:family="text">
      <style:text-properties fo:color="#00000a" fo:font-size="10pt" fo:language="pt" fo:country="BR" fo:font-style="normal" style:font-size-asian="10pt" style:font-style-asian="normal" style:font-size-complex="10pt"/>
    </style:style>
    <style:style style:name="T90" style:family="text">
      <style:text-properties fo:font-size="8pt" fo:language="pt" fo:country="BR" style:font-size-asian="8pt" style:font-size-complex="8pt"/>
    </style:style>
    <style:style style:name="T91" style:family="text">
      <style:text-properties fo:font-size="8pt" fo:language="pt" fo:country="BR" fo:font-style="italic" style:font-size-asian="8pt" style:font-style-asian="italic" style:font-size-complex="8pt"/>
    </style:style>
    <style:style style:name="T92" style:family="text">
      <style:text-properties style:text-position="0% 100%" fo:language="pt" fo:country="BR" fo:font-style="normal" officeooo:rsid="001c6eb6" style:font-name-asian="Times New Roman" style:language-asian="en" style:country-asian="GB" style:font-style-asian="normal" style:font-size-complex="12pt" style:font-style-complex="normal"/>
    </style:style>
    <style:style style:name="T93" style:family="text">
      <style:text-properties style:text-position="0% 100%" fo:language="pt" fo:country="BR" style:font-name-asian="Times New Roman" style:language-asian="en" style:country-asian="GB" style:font-size-complex="12pt"/>
    </style:style>
    <style:style style:name="T94" style:family="text">
      <style:text-properties style:text-position="0% 100%" fo:language="pt" fo:country="BR" officeooo:rsid="0031efa3" style:font-name-asian="Times New Roman" style:language-asian="en" style:country-asian="GB" style:font-size-complex="12pt"/>
    </style:style>
    <style:style style:name="T95" style:family="text">
      <style:text-properties style:text-position="0% 100%" fo:language="pt" fo:country="BR" officeooo:rsid="005ab46f" style:font-name-asian="Times New Roman" style:language-asian="en" style:country-asian="GB" style:font-size-complex="12pt"/>
    </style:style>
    <style:style style:name="T96" style:family="text">
      <style:text-properties style:text-position="sub 58%" fo:language="pt" fo:country="BR" officeooo:rsid="006f0be4" style:font-name-asian="Times New Roman" style:language-asian="en" style:country-asian="GB" style:font-size-complex="12pt"/>
    </style:style>
    <style:style style:name="T97" style:family="text">
      <style:text-properties fo:font-size="12pt" fo:language="pt" fo:country="BR"/>
    </style:style>
    <style:style style:name="T98" style:family="text">
      <style:text-properties fo:font-size="12pt" fo:language="pt" fo:country="BR" officeooo:rsid="0071adde" style:font-name-asian="Times New Roman" style:language-asian="en" style:country-asian="GB"/>
    </style:style>
    <style:style style:name="T99" style:family="text">
      <style:text-properties fo:font-size="12pt" fo:language="pt" fo:country="BR" officeooo:rsid="0071adde" style:font-name-asian="Times New Roman" style:language-asian="en" style:country-asian="GB" style:font-size-complex="12pt"/>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3811920" text:id="ct183811920">
          <text:insertion>
            <office:change-info>
              <dc:creator>João Filho</dc:creator>
              <dc:date>2016-10-06T09:19:00</dc:date>
            </office:change-info>
          </text:insertion>
        </text:changed-region>
        <text:changed-region xml:id="ct178123504" text:id="ct178123504">
          <text:insertion>
            <office:change-info>
              <dc:creator>João Filho</dc:creator>
              <dc:date>2016-10-02T16:29:00</dc:date>
            </office:change-info>
          </text:insertion>
        </text:changed-region>
        <text:changed-region xml:id="ct209622984" text:id="ct209622984">
          <text:insertion>
            <office:change-info>
              <dc:creator>João Filho</dc:creator>
              <dc:date>2016-10-06T09:38:00</dc:date>
            </office:change-info>
          </text:insertion>
        </text:changed-region>
        <text:changed-region xml:id="ct209728240" text:id="ct209728240">
          <text:insertion>
            <office:change-info>
              <dc:creator>João Filho</dc:creator>
              <dc:date>2016-10-06T09:39:00</dc:date>
            </office:change-info>
          </text:insertion>
        </text:changed-region>
        <text:changed-region xml:id="ct210536496" text:id="ct210536496">
          <text:deletion>
            <office:change-info>
              <dc:creator>João Filho</dc:creator>
              <dc:date>2016-10-06T09:38:00</dc:date>
            </office:change-info>
            <text:p text:style-name="P1"><text:span text:style-name="Ref._20_de_20_comentário"><text:span text:style-name="T1"><text:s/></text:span></text:span></text:p>
          </text:deletion>
        </text:changed-region>
        <text:changed-region xml:id="ct209614480" text:id="ct209614480">
          <text:deletion>
            <office:change-info>
              <dc:creator>João Filho</dc:creator>
              <dc:date>2016-10-06T09:39:00</dc:date>
            </office:change-info>
            <text:p text:style-name="P1"><text:span text:style-name="Fonte_20_parág._20_padrão"><text:span text:style-name="T2">p</text:span></text:span></text:p>
          </text:deletion>
        </text:changed-region>
        <text:changed-region xml:id="ct210388576" text:id="ct210388576">
          <text:insertion>
            <office:change-info>
              <dc:creator>João Filho</dc:creator>
              <dc:date>2016-10-06T09:39:00</dc:date>
            </office:change-info>
          </text:insertion>
        </text:changed-region>
        <text:changed-region xml:id="ct178066440" text:id="ct178066440">
          <text:insertion>
            <office:change-info>
              <dc:creator>João Filho</dc:creator>
              <dc:date>2016-09-22T16:44:00</dc:date>
            </office:change-info>
          </text:insertion>
        </text:changed-region>
        <text:changed-region xml:id="ct178123336" text:id="ct178123336">
          <text:insertion>
            <office:change-info>
              <dc:creator>João Filho</dc:creator>
              <dc:date>2016-09-2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Fonte_20_parág._20_padrão"><text:span text:style-name="T3"/></text:span></text:p>
      <text:p text:style-name="P3"/>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5"/></text:span></text:p>
      <text:p text:style-name="P43"><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46">Modelando o papel dos ciclos do Nitrogênio e Fósforo na estabilidade da floresta amazônica frente às mudanças ambientais globais</text:span></text:span></text:p>
      <text:p text:style-name="P44"/>
      <text:p text:style-name="P4"><text:span text:style-name="Fonte_20_parág._20_padrão"><text:span text:style-name="T6">Beneficiário</text:span></text:span><text:span text:style-name="Fonte_20_parág._20_padrão"><text:span text:style-name="T8">: João</text:span></text:span><text:span text:style-name="Fonte_20_parág._20_padrão"><text:span text:style-name="T7"> Paulo Darela Filho </text:span></text:span><text:span text:style-name="Fonte_20_parág._20_padrão"><text:span text:style-name="T47">1</text:span></text:span></text:p>
      <text:p text:style-name="P5"><text:span text:style-name="Fonte_20_parág._20_padrão"><text:span text:style-name="T7">Orientador: Dr. David Montenegro Lapola </text:span></text:span><text:span text:style-name="Fonte_20_parág._20_padrão"><text:span text:style-name="T47">1</text:span></text:span></text:p>
      <text:p text:style-name="P5"><text:span text:style-name="Fonte_20_parág._20_padrão"><text:span text:style-name="T7">Co-orientadora: Dra. Katrin Fleischer </text:span></text:span><text:span text:style-name="Fonte_20_parág._20_padrão"><text:span text:style-name="T47">1</text:span></text:span></text:p>
      <text:p text:style-name="P6"/>
      <text:p text:style-name="P19">1 - Laboratório de Ciência do Sistema Terrestre – LabTerra. Instituto de Biociências. UNESP Campus Rio Claro</text:p>
      <text:p text:style-name="P20"><text:span text:style-name="Fonte_20_parág._20_padrão"><text:span text:style-name="T49">2 – </text:span></text:span><text:span text:style-name="Fonte_20_parág._20_padrão"><text:span text:style-name="T50">Katrin, do you have another affiliations?</text:span></text:span></text:p>
      <text:p text:style-name="P9"/>
      <text:p text:style-name="P9"/>
      <text:p text:style-name="P8">Rio Claro</text:p>
      <text:p text:style-name="P8">Agosto de 2016</text:p>
      <text:p text:style-name="P10">Proposta de Doutorado Direto</text:p>
      <text:p text:style-name="P7"/>
      <text:p text:style-name="P45">Resumo</text:p>
      <text:p text:style-name="Standard"/>
      <text:p text:style-name="P46">Abstract</text:p>
      <text:p text:style-name="Standard"/>
      <text:list xml:id="list823629713125685991" text:style-name="WWNum3">
        <text:list-item text:start-value="1">
          <text:p text:style-name="P47">Introdução</text:p>
        </text:list-item>
      </text:list>
      <text:p text:style-name="Standard"><text:span text:style-name="Fonte_20_parág._20_padrão"><text:span text:style-name="T4">As emissões antropogênicas de CO</text:span></text:span><text:span text:style-name="Fonte_20_parág._20_padrão"><text:span text:style-name="T51">2</text:span></text:span><text:span text:style-name="Fonte_20_parág._20_padrão"><text:span text:style-name="T4"> alteram os processos que regulam os balanços de Carbono (C) entre a atmosfera, os oceanos e a superfície terrestre (Archer et al. 2009; Bindoff et al. 2013; Le Quéré et al. 2015). Estas alterações impactam diretamente os ecossistemas terrestres, através do aumento da disponibilidade de CO</text:span></text:span><text:span text:style-name="Fonte_20_parág._20_padrão"><text:span text:style-name="T51">2</text:span></text:span><text:span text:style-name="Fonte_20_parág._20_padrão"><text:span text:style-name="T4">, um dos principais substratos para a fotossíntese, e, indiretamente, por meio das mudanças climáticas e meteorológicas previstas</text:span></text:span><text:change-start text:change-id="ct183811920"/><text:span text:style-name="Fonte_20_parág._20_padrão"><text:span text:style-name="T4">, </text:span></text:span><text:span text:style-name="Fonte_20_parág._20_padrão"><text:span text:style-name="T44">que são resultantes da alteração no balanço rtadiativo da atmosfera</text:span></text:span><text:change-end text:change-id="ct183811920"/><text:span text:style-name="Fonte_20_parág._20_padrão"><text:span text:style-name="T4"> (Prentice et al. 2001; Raddatz et al. 2007; Ciais et al. 2013). </text:span></text:span><text:span text:style-name="Fonte_20_parág._20_padrão"><text:span text:style-name="T10">Estimativas indicam que, globalmente, os </text:span></text:span><text:span text:style-name="Fonte_20_parág._20_padrão"><text:span text:style-name="T42">ecossistemas florestais </text:span></text:span><text:span text:style-name="Fonte_20_parág._20_padrão"><text:span text:style-name="T10">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3">Net Primary Productivity- </text:span></text:span><text:span text:style-name="Fonte_20_parág._20_padrão"><text:span text:style-name="T10">NPP) dos ecossistemas terrestres, apresentando uma taxa de assimilação de 0.65 PgC ano</text:span></text:span><text:span text:style-name="Fonte_20_parág._20_padrão"><text:span text:style-name="T48">-1</text:span></text:span><text:span text:style-name="Fonte_20_parág._20_padrão"><text:span text:style-name="T10">, valor que representa cerca de 25% do ‘</text:span></text:span><text:span text:style-name="Fonte_20_parág._20_padrão"><text:span text:style-name="T33">missing carbon sink</text:span></text:span><text:span text:style-name="Fonte_20_parág._20_padrão"><text:span text:style-name="T10">’</text:span></text:span><text:span text:style-name="Ref._20_de_20_nota_20_de_20_rodapé"><text:span text:style-name="T10"><text:note text:id="ftn1" text:note-class="footnote"><text:note-citation>1</text:note-citation><text:note-body><text:p text:style-name="Footnote"><text:span text:style-name="Fonte_20_parág._20_padrão"><text:span text:style-name="T90">‘</text:span></text:span><text:span text:style-name="Fonte_20_parág._20_padrão"><text:span text:style-name="T91">Missing carbon sink</text:span></text:span><text:span text:style-name="Fonte_20_parág._20_padrão"><text:span text:style-name="T90">’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10"> anual (Friedlingstein 1995; Phillips et al. 2009; Pan et al. 2011; Brienen et al. 2015). A</text:span></text:span><text:span text:style-name="Fonte_20_parág._20_padrão"><text:span text:style-name="T4">ssim, a Amazônia atua como um importante agente </text:span></text:span><text:soft-page-break/><text:span text:style-name="Fonte_20_parág._20_padrão"><text:span text:style-name="T4">mitigatório para as emissões antropogênicas de CO</text:span></text:span><text:span text:style-name="Fonte_20_parág._20_padrão"><text:span text:style-name="T51">2</text:span></text:span><text:span text:style-name="Fonte_20_parág._20_padrão"><text:span text:style-name="T4"> (Le Quéré et al. 2009). Porém, a estabilidade deste sumidouro de C durante o século XXI ainda é incerta, frente </text:span></text:span><text:span text:style-name="Fonte_20_parág._20_padrão"><text:span text:style-name="T41">aos efeitos diretos e indiretos do acúmulo de CO</text:span></text:span><text:span text:style-name="Fonte_20_parág._20_padrão"><text:span text:style-name="T58">2 </text:span></text:span><text:span text:style-name="Fonte_20_parág._20_padrão"><text:span text:style-name="T43">na atmosfera (</text:span></text:span><text:span text:style-name="Fonte_20_parág._20_padrão"><text:span text:style-name="T4">Huntingford et al. 2013; Williams 2013; Hofhansl et al. 2016).</text:span></text:span></text:p>
      <text:p text:style-name="P15"><text:span text:style-name="Fonte_20_parág._20_padrão"><text:span text:style-name="T10">Há duas décadas a hipótese do ‘</text:span></text:span><text:span text:style-name="Fonte_20_parág._20_padrão"><text:span text:style-name="T33">forest dieback</text:span></text:span><text:span text:style-name="Fonte_20_parág._20_padrão"><text:span text:style-name="T10">’ na Amazônia foi postulada, </text:span></text:span><text:span text:style-name="Fonte_20_parág._20_padrão"><text:span text:style-name="T17">a partir de estudos com modelos de vegetação,</text:span></text:span><text:span text:style-name="Fonte_20_parág._20_padrão"><text:span text:style-name="T10"> </text:span></text:span><text:span text:style-name="Fonte_20_parág._20_padrão"><text:span text:style-name="T15">prevendo a</text:span></text:span><text:span text:style-name="Fonte_20_parág._20_padrão"><text:span text:style-name="T10"> diminuição drástica na biomassa e descaracterização </text:span></text:span><text:span text:style-name="Fonte_20_parág._20_padrão"><text:span text:style-name="T15">desta grande floresta tropical</text:span></text:span><text:span text:style-name="Fonte_20_parág._20_padrão"><text:span text:style-name="T10"> como bioma florestal, em consequência das </text:span></text:span><text:span text:style-name="Fonte_20_parág._20_padrão"><text:span text:style-name="T15">alterações regionais</text:span></text:span><text:span text:style-name="Fonte_20_parág._20_padrão"><text:span text:style-name="T10">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5">esta hipótese foi desafiada por </text:span></text:span><text:span text:style-name="Fonte_20_parág._20_padrão"><text:span text:style-name="T10">estudos </text:span></text:span><text:span text:style-name="Fonte_20_parág._20_padrão"><text:span text:style-name="T17">de modelagem</text:span></text:span><text:span text:style-name="Fonte_20_parág._20_padrão"><text:span text:style-name="T10"> </text:span></text:span><text:span text:style-name="Fonte_20_parág._20_padrão"><text:span text:style-name="T15">que </text:span></text:span><text:span text:style-name="Fonte_20_parág._20_padrão"><text:span text:style-name="T10">sugeriram que o </text:span></text:span><text:span text:style-name="Fonte_20_parág._20_padrão"><text:span text:style-name="T15">aumento da concentração de</text:span></text:span><text:span text:style-name="Fonte_20_parág._20_padrão"><text:span text:style-name="T10"> CO</text:span></text:span><text:span text:style-name="Fonte_20_parág._20_padrão"><text:span text:style-name="T52">2</text:span></text:span><text:span text:style-name="Fonte_20_parág._20_padrão"><text:span text:style-name="T10"> causaria, na realidade, o aumento da produtividade e da biomassa deste ecossistema florestal, evitando ou postergando o ‘forest dieback’ na Amazônia (Lapola et al. 2009; Cox et al. 2013; Huntingford et al. 2013).</text:span></text:span></text:p>
      <text:p text:style-name="P13"><text:span text:style-name="Fonte_20_parág._20_padrão"><text:span text:style-name="T10">O </text:span></text:span><text:span text:style-name="Fonte_20_parág._20_padrão"><text:span text:style-name="T9">efeito de Fertilização por CO</text:span></text:span><text:span text:style-name="Fonte_20_parág._20_padrão"><text:span text:style-name="T59">2</text:span></text:span><text:span text:style-name="Fonte_20_parág._20_padrão"><text:span text:style-name="T10"> é observado como o aumento da produtividade primária líquida</text:span></text:span><text:span text:style-name="Fonte_20_parág._20_padrão"><text:span text:style-name="T22"> – </text:span></text:span><text:span text:style-name="Fonte_20_parág._20_padrão"><text:span text:style-name="T10">especialmente das plantas </text:span></text:span><text:span text:style-name="Fonte_20_parág._20_padrão"><text:span text:style-name="T33">C</text:span></text:span><text:span text:style-name="Fonte_20_parág._20_padrão"><text:span text:style-name="T56">3 </text:span></text:span><text:span text:style-name="Fonte_20_parág._20_padrão"><text:span text:style-name="T10">, em resposta ao aumento da concentração de CO</text:span></text:span><text:span text:style-name="Fonte_20_parág._20_padrão"><text:span text:style-name="T52">2</text:span></text:span><text:span text:style-name="Fonte_20_parág._20_padrão"><text:span text:style-name="T10"> na atmosfera. Este aumento de produtividade é resultante da resposta fisiológica das </text:span></text:span><text:span text:style-name="Fonte_20_parág._20_padrão"><text:span text:style-name="T22">plantas frente a</text:span></text:span><text:span text:style-name="Fonte_20_parág._20_padrão"><text:span text:style-name="T10"> maior disponibilidade de substrato (CO</text:span></text:span><text:span text:style-name="Fonte_20_parág._20_padrão"><text:span text:style-name="T52">2</text:span></text:span><text:span text:style-name="Fonte_20_parág._20_padrão"><text:span text:style-name="T10">)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22">a</text:span></text:span><text:span text:style-name="Fonte_20_parág._20_padrão"><text:span text:style-name="T10"> </text:span></text:span><text:soft-page-break/><text:span text:style-name="Fonte_20_parág._20_padrão"><text:span text:style-name="T10">produção de biomassa (Kimball 1983; Friedlingstein 1995; Farquhar 1997; Prentice et al. 2001; Norby et al. 2005; Steffen and Canadell 2005; Lenton et al. 2009). A fertilização por CO</text:span></text:span><text:span text:style-name="Fonte_20_parág._20_padrão"><text:span text:style-name="T52">2</text:span></text:span><text:span text:style-name="Fonte_20_parág._20_padrão"><text:span text:style-name="T10"> foi observada inicialmente em experimentos de laboratório, em nível de indivíduos (Norby et al. 1986; Eamus and Jarvis 1989; Norby et al. 1992). </text:span></text:span><text:span text:style-name="Fonte_20_parág._20_padrão"><text:span text:style-name="T11">M</text:span></text:span><text:span text:style-name="Fonte_20_parág._20_padrão"><text:span text:style-name="T10">ais recentemente, </text:span></text:span><text:span text:style-name="Fonte_20_parág._20_padrão"><text:span text:style-name="T12">a</text:span></text:span><text:span text:style-name="Fonte_20_parág._20_padrão"><text:span text:style-name="T11"> fertilização por CO</text:span></text:span><text:span text:style-name="Fonte_20_parág._20_padrão"><text:span text:style-name="T53">2</text:span></text:span><text:span text:style-name="Fonte_20_parág._20_padrão"><text:span text:style-name="T10"> </text:span></text:span><text:span text:style-name="Fonte_20_parág._20_padrão"><text:span text:style-name="T11">foi investigad</text:span></text:span><text:span text:style-name="Fonte_20_parág._20_padrão"><text:span text:style-name="T12">a</text:span></text:span><text:span text:style-name="Fonte_20_parág._20_padrão"><text:span text:style-name="T11"> </text:span></text:span><text:span text:style-name="Fonte_20_parág._20_padrão"><text:span text:style-name="T10">em nível de comunidades e ecossistemas, por meio de experimentos de manipulação da </text:span></text:span><text:span text:style-name="Fonte_20_parág._20_padrão"><text:span text:style-name="T11">concentração de </text:span></text:span><text:span text:style-name="Fonte_20_parág._20_padrão"><text:span text:style-name="T10">CO</text:span></text:span><text:span text:style-name="Fonte_20_parág._20_padrão"><text:span text:style-name="T52">2 </text:span></text:span><text:span text:style-name="Fonte_20_parág._20_padrão"><text:span text:style-name="T11">atmosférico,</text:span></text:span><text:span text:style-name="Fonte_20_parág._20_padrão"><text:span text:style-name="T10"> implementados na maior parte dos casos em regiões extratropicais na forma de experimentos </text:span></text:span><text:span text:style-name="Fonte_20_parág._20_padrão"><text:span text:style-name="T12">de manipulação da concentração de CO</text:span></text:span><text:span text:style-name="Fonte_20_parág._20_padrão"><text:span text:style-name="T54">2</text:span></text:span><text:span text:style-name="Fonte_20_parág._20_padrão"><text:span text:style-name="T10"> </text:span></text:span><text:span text:style-name="Fonte_20_parág._20_padrão"><text:span text:style-name="T12">[</text:span></text:span><text:span text:style-name="Fonte_20_parág._20_padrão"><text:span text:style-name="T34">Open-top Chamber</text:span></text:span><text:span text:style-name="Fonte_20_parág._20_padrão"><text:span text:style-name="T10"> (OTC) e </text:span></text:span><text:span text:style-name="Fonte_20_parág._20_padrão"><text:span text:style-name="T34">Free Air CO</text:span></text:span><text:span text:style-name="Fonte_20_parág._20_padrão"><text:span text:style-name="T57">2</text:span></text:span><text:span text:style-name="Fonte_20_parág._20_padrão"><text:span text:style-name="T34"> Enrichment experiment</text:span></text:span><text:span text:style-name="Fonte_20_parág._20_padrão"><text:span text:style-name="T10"> (FACE)</text:span></text:span><text:span text:style-name="Fonte_20_parág._20_padrão"><text:span text:style-name="T12">]</text:span></text:span><text:span text:style-name="Fonte_20_parág._20_padrão"><text:span text:style-name="T10"> (Norby and Zak 2011; Lapola and Norby 2014; Medlyn et al. 2016; Norby et al. 2016). Alguns estudos envolvendo modelagem e sensoriamento remoto oferecem indicativos do efeito da fertilização por CO</text:span></text:span><text:span text:style-name="Fonte_20_parág._20_padrão"><text:span text:style-name="T52">2</text:span></text:span><text:span text:style-name="Fonte_20_parág._20_padrão"><text:span text:style-name="T10">, na forma de um aumento de cobertura vegetal (</text:span></text:span><text:span text:style-name="Fonte_20_parág._20_padrão"><text:span text:style-name="T33">greening</text:span></text:span><text:span text:style-name="Fonte_20_parág._20_padrão"><text:span text:style-name="T10">) (Donohue et al. 2013; Zhu et al. 2016).</text:span></text:span></text:p>
      <text:p text:style-name="Standard"><text:span text:style-name="Fonte_20_parág._20_padrão"><text:span text:style-name="T10">A </text:span></text:span><text:span text:style-name="Fonte_20_parág._20_padrão"><text:span text:style-name="T16">possibilidade</text:span></text:span><text:span text:style-name="Fonte_20_parág._20_padrão"><text:span text:style-name="T10"> do </text:span></text:span><text:span text:style-name="Fonte_20_parág._20_padrão"><text:span text:style-name="T33">forest dieback</text:span></text:span><text:span text:style-name="Fonte_20_parág._20_padrão"><text:span text:style-name="T10"> </text:span></text:span><text:span text:style-name="Fonte_20_parág._20_padrão"><text:span text:style-name="T16">na amazônia e em outros biomas florestais tropicais </text:span></text:span><text:span text:style-name="Fonte_20_parág._20_padrão"><text:span text:style-name="T10">permanece in</text:span></text:span><text:span text:style-name="Fonte_20_parág._20_padrão"><text:span text:style-name="T16">definida</text:span></text:span><text:span text:style-name="Fonte_20_parág._20_padrão"><text:span text:style-name="T10">. Esta incerteza pode ser em parte atribuída a não consideração, de maneira conjunta, de dois importantes aspectos ligados à ciclagem do carbono nos ecossistemas: (</text:span></text:span><text:span text:style-name="Fonte_20_parág._20_padrão"><text:span text:style-name="T20">1</text:span></text:span><text:span text:style-name="Fonte_20_parág._20_padrão"><text:span text:style-name="T10">) a li</text:span></text:span><text:span text:style-name="Fonte_20_parág._20_padrão"><text:span text:style-name="T20">mit</text:span></text:span><text:span text:style-name="Fonte_20_parág._20_padrão"><text:span text:style-name="T10">ação do efeito de fertilização por CO</text:span></text:span><text:span text:style-name="Fonte_20_parág._20_padrão"><text:span text:style-name="T52">2</text:span></text:span><text:span text:style-name="Fonte_20_parág._20_padrão"><text:span text:style-name="T10"> por nutrientes </text:span></text:span><text:span text:style-name="Fonte_20_parág._20_padrão"><text:span text:style-name="T20">(</text:span></text:span><text:span text:style-name="Fonte_20_parág._20_padrão"><text:span text:style-name="T36">i.e.</text:span></text:span><text:span text:style-name="Fonte_20_parág._20_padrão"><text:span text:style-name="T40"> N e P</text:span></text:span><text:span text:style-name="Fonte_20_parág._20_padrão"><text:span text:style-name="T20">)</text:span></text:span><text:span text:style-name="Fonte_20_parág._20_padrão"><text:span text:style-name="T10"> e (</text:span></text:span><text:span text:style-name="Fonte_20_parág._20_padrão"><text:span text:style-name="T20">2</text:span></text:span><text:span text:style-name="Fonte_20_parág._20_padrão"><text:span text:style-name="T10">) </text:span></text:span><text:span text:style-name="Fonte_20_parág._20_padrão"><text:span text:style-name="T20">a</text:span></text:span><text:span text:style-name="Fonte_20_parág._20_padrão"><text:span text:style-name="T10">s respostas adaptativas d</text:span></text:span><text:span text:style-name="Fonte_20_parág._20_padrão"><text:span text:style-name="T20">os ecossistemas</text:span></text:span><text:span text:style-name="Fonte_20_parág._20_padrão"><text:span text:style-name="T10"> frente ao aumento de CO</text:span></text:span><text:span text:style-name="Fonte_20_parág._20_padrão"><text:span text:style-name="T52">2</text:span></text:span><text:span text:style-name="Fonte_20_parág._20_padrão"><text:span text:style-name="T10"> na atmosfera (Hofhansl et al. 2016). Estes aspectos são discutidos nos próximos dois parágrafos, respectivamente.</text:span></text:span></text:p>
      <text:p text:style-name="P1"><text:span text:style-name="Fonte_20_parág._20_padrão"><text:span text:style-name="T10">Em conjunto com estudos de modelagem dos ecossistemas terrestres, estes experimentos </text:span></text:span><text:span text:style-name="Fonte_20_parág._20_padrão"><text:span text:style-name="T11">de manipulação da concentração de CO</text:span></text:span><text:span text:style-name="Fonte_20_parág._20_padrão"><text:span text:style-name="T53">2</text:span></text:span><text:span text:style-name="Fonte_20_parág._20_padrão"><text:span text:style-name="T11"> </text:span></text:span><text:span text:style-name="Fonte_20_parág._20_padrão"><text:span text:style-name="T10">têm demonstrado, entre outros resultados importantes, que a produtividade primária líquida aumenta em resposta ao aumento da [CO</text:span></text:span><text:span text:style-name="Fonte_20_parág._20_padrão"><text:span text:style-name="T52">2</text:span></text:span><text:span text:style-name="Fonte_20_parág._20_padrão"><text:span text:style-name="T10">] na atmosfera (Norby et al. 2005), porém, mostram também que esta resposta poderá ser atenuada após </text:span></text:span><text:soft-page-break/><text:span text:style-name="Fonte_20_parág._20_padrão"><text:span text:style-name="T10">períodos iniciais de maior produtividade primária, em virtude da limitação progressiva por Nitrogênio (PNL) (Reich et al. 2006). Muitos modelos </text:span></text:span><text:span text:style-name="Fonte_20_parág._20_padrão"><text:span text:style-name="T13">(</text:span></text:span><text:span text:style-name="Fonte_20_parág._20_padrão"><text:span text:style-name="T35">e.g. </text:span></text:span><text:reference-mark-start text:name="ADDIN CSL_CITATION {&quot;mendeley&quot;: {&quot;previouslyFormattedCitation&quot;: &quot;(Zaehle et al. 2014)&quot;, &quot;plainTextFormattedCitation&quot;: &quot;(Zaehle et al. 2014)&quot;, &quot;manualFormatting&quot;: &quot;Zaehle et al. 2014)&quot;, &quot;formattedCitation&quot;: &quot;(Zaehle et al. 2014)&quot;}, &quot;properties&quot;: {&quot;noteIndex&quot;: 0}, &quot;citationItems&quot;: [{&quot;itemData&quot;: {&quot;author&quot;: [{&quot;given&quot;: &quot;S\u00f6nke&quot;, &quot;parse-names&quot;: false, &quot;non-dropping-particle&quot;: &quot;&quot;, &quot;dropping-particle&quot;: &quot;&quot;, &quot;suffix&quot;: &quot;&quot;, &quot;family&quot;: &quot;Zaehle&quot;}, {&quot;given&quot;: &quot;Belinda E&quot;, &quot;parse-names&quot;: false, &quot;non-dropping-particle&quot;: &quot;&quot;, &quot;dropping-particle&quot;: &quot;&quot;, &quot;suffix&quot;: &quot;&quot;, &quot;family&quot;: &quot;Medlyn&quot;}, {&quot;given&quot;: &quot;Martin G&quot;, &quot;parse-names&quot;: false, &quot;non-dropping-particle&quot;: &quot;&quot;, &quot;dropping-particle&quot;: &quot;De&quot;, &quot;suffix&quot;: &quot;&quot;, &quot;family&quot;: &quot;Kauwe&quot;}, {&quot;given&quot;: &quot;Anthony P&quot;, &quot;parse-names&quot;: false, &quot;non-dropping-particle&quot;: &quot;&quot;, &quot;dropping-particle&quot;: &quot;&quot;, &quot;suffix&quot;: &quot;&quot;, &quot;family&quot;: &quot;Walker&quot;}, {&quot;given&quot;: &quot;Michael C&quot;, &quot;parse-names&quot;: false, &quot;non-dropping-particle&quot;: &quot;&quot;, &quot;dropping-particle&quot;: &quot;&quot;, &quot;suffix&quot;: &quot;&quot;, &quot;family&quot;: &quot;Dietze&quot;}, {&quot;given&quot;: &quot;Thomas&quot;, &quot;parse-names&quot;: false, &quot;non-dropping-particle&quot;: &quot;&quot;, &quot;dropping-particle&quot;: &quot;&quot;, &quot;suffix&quot;: &quot;&quot;, &quot;family&quot;: &quot;Hickler&quot;}, {&quot;given&quot;: &quot;Yiqi&quot;, &quot;parse-names&quot;: false, &quot;non-dropping-particle&quot;: &quot;&quot;, &quot;dropping-particle&quot;: &quot;&quot;, &quot;suffix&quot;: &quot;&quot;, &quot;family&quot;: &quot;Luo&quot;}, {&quot;given&quot;: &quot;Ying-ping&quot;, &quot;parse-names&quot;: false, &quot;non-dropping-particle&quot;: &quot;&quot;, &quot;dropping-particle&quot;: &quot;&quot;, &quot;suffix&quot;: &quot;&quot;, &quot;family&quot;: &quot;Wang&quot;}, {&quot;given&quot;: &quot;Bassil&quot;, &quot;parse-names&quot;: false, &quot;non-dropping-particle&quot;: &quot;&quot;, &quot;dropping-particle&quot;: &quot;&quot;, &quot;suffix&quot;: &quot;&quot;, &quot;family&quot;: &quot;El-masri&quot;}, {&quot;given&quot;: &quot;Peter&quot;, &quot;parse-names&quot;: false, &quot;non-dropping-particle&quot;: &quot;&quot;, &quot;dropping-particle&quot;: &quot;&quot;, &quot;suffix&quot;: &quot;&quot;, &quot;family&quot;: &quot;Thornton&quot;}, {&quot;given&quot;: &quot;Atul&quot;, &quot;parse-names&quot;: false, &quot;non-dropping-particle&quot;: &quot;&quot;, &quot;dropping-particle&quot;: &quot;&quot;, &quot;suffix&quot;: &quot;&quot;, &quot;family&quot;: &quot;Jain&quot;}, {&quot;given&quot;: &quot;Shusen&quot;, &quot;parse-names&quot;: false, &quot;non-dropping-particle&quot;: &quot;&quot;, &quot;dropping-particle&quot;: &quot;&quot;, &quot;suffix&quot;: &quot;&quot;, &quot;family&quot;: &quot;Wang&quot;}, {&quot;given&quot;: &quot;David&quot;, &quot;parse-names&quot;: false, &quot;non-dropping-particle&quot;: &quot;&quot;, &quot;dropping-particle&quot;: &quot;&quot;, &quot;suffix&quot;: &quot;&quot;, &quot;family&quot;: &quot;Warlind&quot;}, {&quot;given&quot;: &quot;Ensheng&quot;, &quot;parse-names&quot;: false, &quot;non-dropping-particle&quot;: &quot;&quot;, &quot;dropping-particle&quot;: &quot;&quot;, &quot;suffix&quot;: &quot;&quot;, &quot;family&quot;: &quot;Weng&quot;}, {&quot;given&quot;: &quot;William&quot;, &quot;parse-names&quot;: false, &quot;non-dropping-particle&quot;: &quot;&quot;, &quot;dropping-particle&quot;: &quot;&quot;, &quot;suffix&quot;: &quot;&quot;, &quot;family&quot;: &quot;Parton&quot;}, {&quot;given&quot;: &quot;Colleen M&quot;, &quot;parse-names&quot;: false, &quot;non-dropping-particle&quot;: &quot;&quot;, &quot;dropping-particle&quot;: &quot;&quot;, &quot;suffix&quot;: &quot;&quot;, &quot;family&quot;: &quot;Iversen&quot;}, {&quot;given&quot;: &quot;Anne&quot;, &quot;parse-names&quot;: false, &quot;non-dropping-particle&quot;: &quot;&quot;, &quot;dropping-particle&quot;: &quot;&quot;, &quot;suffix&quot;: &quot;&quot;, &quot;family&quot;: &quot;Gallet-budynek&quot;}], &quot;issued&quot;: {&quot;date-parts&quot;: [[&quot;2014&quot;]]}, &quot;id&quot;: &quot;ITEM-1&quot;, &quot;page&quot;: &quot;803-822&quot;, &quot;type&quot;: &quot;article-journal&quot;, &quot;title&quot;: &quot;Evaluation of 11 terrestrial carbon \u2013 nitrogen cycle models against observations from two temperate Free-Air CO 2 Enrichment studies S o&quot;}, &quot;uris&quot;: [&quot;http://www.mendeley.com/documents/?uuid=5d8fef71-d052-46aa-b6e5-0ac8cdd9a9c0&quot;], &quot;id&quot;: &quot;ITEM-1&quot;}], &quot;schema&quot;: &quot;https://github.com/citation-style-language/schema/raw/master/csl-citation.json&quot;} RNDaeNAK8JFt4"/><text:span text:style-name="Fonte_20_parág._20_padrão"><text:span text:style-name="T92">Zaehle et al. 2014)</text:span></text:span><text:reference-mark-end text:name="ADDIN CSL_CITATION {&quot;mendeley&quot;: {&quot;previouslyFormattedCitation&quot;: &quot;(Zaehle et al. 2014)&quot;, &quot;plainTextFormattedCitation&quot;: &quot;(Zaehle et al. 2014)&quot;, &quot;manualFormatting&quot;: &quot;Zaehle et al. 2014)&quot;, &quot;formattedCitation&quot;: &quot;(Zaehle et al. 2014)&quot;}, &quot;properties&quot;: {&quot;noteIndex&quot;: 0}, &quot;citationItems&quot;: [{&quot;itemData&quot;: {&quot;author&quot;: [{&quot;given&quot;: &quot;S\u00f6nke&quot;, &quot;parse-names&quot;: false, &quot;non-dropping-particle&quot;: &quot;&quot;, &quot;dropping-particle&quot;: &quot;&quot;, &quot;suffix&quot;: &quot;&quot;, &quot;family&quot;: &quot;Zaehle&quot;}, {&quot;given&quot;: &quot;Belinda E&quot;, &quot;parse-names&quot;: false, &quot;non-dropping-particle&quot;: &quot;&quot;, &quot;dropping-particle&quot;: &quot;&quot;, &quot;suffix&quot;: &quot;&quot;, &quot;family&quot;: &quot;Medlyn&quot;}, {&quot;given&quot;: &quot;Martin G&quot;, &quot;parse-names&quot;: false, &quot;non-dropping-particle&quot;: &quot;&quot;, &quot;dropping-particle&quot;: &quot;De&quot;, &quot;suffix&quot;: &quot;&quot;, &quot;family&quot;: &quot;Kauwe&quot;}, {&quot;given&quot;: &quot;Anthony P&quot;, &quot;parse-names&quot;: false, &quot;non-dropping-particle&quot;: &quot;&quot;, &quot;dropping-particle&quot;: &quot;&quot;, &quot;suffix&quot;: &quot;&quot;, &quot;family&quot;: &quot;Walker&quot;}, {&quot;given&quot;: &quot;Michael C&quot;, &quot;parse-names&quot;: false, &quot;non-dropping-particle&quot;: &quot;&quot;, &quot;dropping-particle&quot;: &quot;&quot;, &quot;suffix&quot;: &quot;&quot;, &quot;family&quot;: &quot;Dietze&quot;}, {&quot;given&quot;: &quot;Thomas&quot;, &quot;parse-names&quot;: false, &quot;non-dropping-particle&quot;: &quot;&quot;, &quot;dropping-particle&quot;: &quot;&quot;, &quot;suffix&quot;: &quot;&quot;, &quot;family&quot;: &quot;Hickler&quot;}, {&quot;given&quot;: &quot;Yiqi&quot;, &quot;parse-names&quot;: false, &quot;non-dropping-particle&quot;: &quot;&quot;, &quot;dropping-particle&quot;: &quot;&quot;, &quot;suffix&quot;: &quot;&quot;, &quot;family&quot;: &quot;Luo&quot;}, {&quot;given&quot;: &quot;Ying-ping&quot;, &quot;parse-names&quot;: false, &quot;non-dropping-particle&quot;: &quot;&quot;, &quot;dropping-particle&quot;: &quot;&quot;, &quot;suffix&quot;: &quot;&quot;, &quot;family&quot;: &quot;Wang&quot;}, {&quot;given&quot;: &quot;Bassil&quot;, &quot;parse-names&quot;: false, &quot;non-dropping-particle&quot;: &quot;&quot;, &quot;dropping-particle&quot;: &quot;&quot;, &quot;suffix&quot;: &quot;&quot;, &quot;family&quot;: &quot;El-masri&quot;}, {&quot;given&quot;: &quot;Peter&quot;, &quot;parse-names&quot;: false, &quot;non-dropping-particle&quot;: &quot;&quot;, &quot;dropping-particle&quot;: &quot;&quot;, &quot;suffix&quot;: &quot;&quot;, &quot;family&quot;: &quot;Thornton&quot;}, {&quot;given&quot;: &quot;Atul&quot;, &quot;parse-names&quot;: false, &quot;non-dropping-particle&quot;: &quot;&quot;, &quot;dropping-particle&quot;: &quot;&quot;, &quot;suffix&quot;: &quot;&quot;, &quot;family&quot;: &quot;Jain&quot;}, {&quot;given&quot;: &quot;Shusen&quot;, &quot;parse-names&quot;: false, &quot;non-dropping-particle&quot;: &quot;&quot;, &quot;dropping-particle&quot;: &quot;&quot;, &quot;suffix&quot;: &quot;&quot;, &quot;family&quot;: &quot;Wang&quot;}, {&quot;given&quot;: &quot;David&quot;, &quot;parse-names&quot;: false, &quot;non-dropping-particle&quot;: &quot;&quot;, &quot;dropping-particle&quot;: &quot;&quot;, &quot;suffix&quot;: &quot;&quot;, &quot;family&quot;: &quot;Warlind&quot;}, {&quot;given&quot;: &quot;Ensheng&quot;, &quot;parse-names&quot;: false, &quot;non-dropping-particle&quot;: &quot;&quot;, &quot;dropping-particle&quot;: &quot;&quot;, &quot;suffix&quot;: &quot;&quot;, &quot;family&quot;: &quot;Weng&quot;}, {&quot;given&quot;: &quot;William&quot;, &quot;parse-names&quot;: false, &quot;non-dropping-particle&quot;: &quot;&quot;, &quot;dropping-particle&quot;: &quot;&quot;, &quot;suffix&quot;: &quot;&quot;, &quot;family&quot;: &quot;Parton&quot;}, {&quot;given&quot;: &quot;Colleen M&quot;, &quot;parse-names&quot;: false, &quot;non-dropping-particle&quot;: &quot;&quot;, &quot;dropping-particle&quot;: &quot;&quot;, &quot;suffix&quot;: &quot;&quot;, &quot;family&quot;: &quot;Iversen&quot;}, {&quot;given&quot;: &quot;Anne&quot;, &quot;parse-names&quot;: false, &quot;non-dropping-particle&quot;: &quot;&quot;, &quot;dropping-particle&quot;: &quot;&quot;, &quot;suffix&quot;: &quot;&quot;, &quot;family&quot;: &quot;Gallet-budynek&quot;}], &quot;issued&quot;: {&quot;date-parts&quot;: [[&quot;2014&quot;]]}, &quot;id&quot;: &quot;ITEM-1&quot;, &quot;page&quot;: &quot;803-822&quot;, &quot;type&quot;: &quot;article-journal&quot;, &quot;title&quot;: &quot;Evaluation of 11 terrestrial carbon \u2013 nitrogen cycle models against observations from two temperate Free-Air CO 2 Enrichment studies S o&quot;}, &quot;uris&quot;: [&quot;http://www.mendeley.com/documents/?uuid=5d8fef71-d052-46aa-b6e5-0ac8cdd9a9c0&quot;], &quot;id&quot;: &quot;ITEM-1&quot;}], &quot;schema&quot;: &quot;https://github.com/citation-style-language/schema/raw/master/csl-citation.json&quot;} RNDaeNAK8JFt4"/><text:span text:style-name="Fonte_20_parág._20_padrão"><text:span text:style-name="T10"> que consideram explicitamente a interação C/N projetam uma forte limitação por Nitrogênio (N) sobre a produtividade futura dos ecossistemas terrestres, frente ao aumento da </text:span></text:span><text:span text:style-name="Fonte_20_parág._20_padrão"><text:span text:style-name="T13">concentração atmosférica de </text:span></text:span><text:span text:style-name="Fonte_20_parág._20_padrão"><text:span text:style-name="T10">CO</text:span></text:span><text:span text:style-name="Fonte_20_parág._20_padrão"><text:span text:style-name="T52">2 </text:span></text:span><text:span text:style-name="Fonte_20_parág._20_padrão"><text:span text:style-name="T10">em comparação aos modelos que consideram apenas o ciclo de C. O N é correlacionado positivamente com a capacidade fotossintética em nível foliar (Kattge et al. 2009), devido a sua representatividade nas enzimas relacionadas à fotossíntese (Chapin et al. 2002). </text:span></text:span><text:span text:style-name="Fonte_20_parág._20_padrão"><text:span text:style-name="T29">o N e</text:span></text:span><text:span text:style-name="Fonte_20_parág._20_padrão"><text:span text:style-name="T25">stá intim</text:span></text:span><text:span text:style-name="Fonte_20_parág._20_padrão"><text:span text:style-name="T26">a</text:span></text:span><text:span text:style-name="Fonte_20_parág._20_padrão"><text:span text:style-name="T25">mente ligado a ciclagem de C nos ecossistemas</text:span></text:span><text:span text:style-name="Fonte_20_parág._20_padrão"><text:span text:style-name="T10">. </text:span></text:span></text:p>
      <text:p text:style-name="P1"><text:span text:style-name="Fonte_20_parág._20_padrão"><text:span text:style-name="T10">Outro importante nutriente que possivelmente limitará os efeitos da fertilização por CO</text:span></text:span><text:span text:style-name="Fonte_20_parág._20_padrão"><text:span text:style-name="T52">2</text:span></text:span><text:span text:style-name="Fonte_20_parág._20_padrão"><text:span text:style-name="T10"> </text:span></text:span><text:span text:style-name="Fonte_20_parág._20_padrão"><text:span text:style-name="T25">sobre a </text:span></text:span><text:change-start text:change-id="ct178123504"/><text:span text:style-name="Fonte_20_parág._20_padrão"><text:span text:style-name="T31">manutenção da </text:span></text:span><text:change-end text:change-id="ct178123504"/><text:span text:style-name="Fonte_20_parág._20_padrão"><text:span text:style-name="T25">produtividade da vegetação </text:span></text:span><text:span text:style-name="Fonte_20_parág._20_padrão"><text:span text:style-name="T10">é o Fósforo (P) (Norby et al. 2010; Cernusak et al. 2013; Wieder et al. 2015). O P é fundamental no metabolismo energético (</text:span></text:span><text:span text:style-name="Fonte_20_parág._20_padrão"><text:span text:style-name="T33">e.g.</text:span></text:span><text:span text:style-name="Fonte_20_parág._20_padrão"><text:span text:style-name="T10"> presente em moléculas como a ATP, NADP, etc.). </text:span></text:span><text:span text:style-name="Fonte_20_parág._20_padrão"><text:span text:style-name="T22">P</text:span></text:span><text:span text:style-name="Fonte_20_parág._20_padrão"><text:span text:style-name="T10">oucos modelos </text:span></text:span><text:span text:style-name="Fonte_20_parág._20_padrão"><text:span text:style-name="T23">de vegetação</text:span></text:span><text:span text:style-name="Fonte_20_parág._20_padrão"><text:span text:style-name="T10"> incorporam as interações Carbono/N/P (Wang et al. 2010; Goll et al. 2012; Yang et al. 2014; Wieder et al. 2015),</text:span></text:span><text:change-start text:change-id="ct209622984"/><text:span text:style-name="Fonte_20_parág._20_padrão"><text:span text:style-name="T32"> e assim</text:span></text:span><text:change-end text:change-id="ct209622984"/><text:change-start text:change-id="ct209728240"/><text:span text:style-name="Fonte_20_parág._20_padrão"><text:span text:style-name="T32">, </text:span></text:span><text:change-end text:change-id="ct209728240"/><text:change text:change-id="ct210536496"/><text:change text:change-id="ct209614480"/><text:change-start text:change-id="ct210388576"/><text:span text:style-name="Fonte_20_parág._20_padrão"><text:span text:style-name="T32">p</text:span></text:span><text:change-end text:change-id="ct210388576"/><text:span text:style-name="Fonte_20_parág._20_padrão"><text:span text:style-name="T10">ouco se sabe ainda sobre a influência dos ciclos do P e do N e suas relações com o armazenamento e estabilidade do carbono na Amazônia e em outros ecossistemas tropicais (Reich et al. 2006; Cernusak et al. 2013).</text:span></text:span></text:p>
      <text:p text:style-name="P14"><text:span text:style-name="Fonte_20_parág._20_padrão"><text:span text:style-name="T10">O segundo importante aspecto ainda </text:span></text:span><text:span text:style-name="Fonte_20_parág._20_padrão"><text:span text:style-name="T24">não</text:span></text:span><text:span text:style-name="Fonte_20_parág._20_padrão"><text:span text:style-name="T10"> explorado em modelos de vegetação </text:span></text:span><text:span text:style-name="Fonte_20_parág._20_padrão"><text:span text:style-name="T14">e que pode ser fundamental para a diminuição das incertezas relacionadas ao </text:span></text:span><text:span text:style-name="Fonte_20_parág._20_padrão"><text:span text:style-name="T37">forest dieback</text:span></text:span><text:span text:style-name="Fonte_20_parág._20_padrão"><text:span text:style-name="T39"> na Amazônia, </text:span></text:span><text:span text:style-name="Fonte_20_parág._20_padrão"><text:span text:style-name="T10">são os impactos da relação entre os efeitos associados </text:span></text:span><text:span text:style-name="Fonte_20_parág._20_padrão"><text:span text:style-name="T13">da</text:span></text:span><text:span text:style-name="Fonte_20_parág._20_padrão"><text:span text:style-name="T10"> </text:span></text:span><text:span text:style-name="Fonte_20_parág._20_padrão"><text:span text:style-name="T9">fertilização de CO</text:span></text:span><text:span text:style-name="Fonte_20_parág._20_padrão"><text:span text:style-name="T59">2</text:span></text:span><text:span text:style-name="Fonte_20_parág._20_padrão"><text:span text:style-name="T10"> </text:span></text:span><text:span text:style-name="Fonte_20_parág._20_padrão"><text:span text:style-name="T13">e da</text:span></text:span><text:span text:style-name="Fonte_20_parág._20_padrão"><text:span text:style-name="T10"> </text:span></text:span><text:span text:style-name="Fonte_20_parág._20_padrão"><text:span text:style-name="T9">limitação por nutrientes</text:span></text:span><text:span text:style-name="Fonte_20_parág._20_padrão"><text:span text:style-name="T10"> </text:span></text:span><text:span text:style-name="Fonte_20_parág._20_padrão"><text:span text:style-name="T13">sobre a</text:span></text:span><text:span text:style-name="Fonte_20_parág._20_padrão"><text:span text:style-name="T10"> </text:span></text:span><text:span text:style-name="Fonte_20_parág._20_padrão"><text:span text:style-name="T9">diversidade funcional</text:span></text:span><text:span text:style-name="Fonte_20_parág._20_padrão"><text:span text:style-name="T10"> da floresta amazônica (Hofhansl et al. 2016). A diversidade funcional exprime a variabilidade (intra ou interespecífica) de </text:span></text:span><text:soft-page-break/><text:span text:style-name="Fonte_20_parág._20_padrão"><text:span text:style-name="T10">atributos funcionais de seres vivos (Chapin et al. 2000). Os atributos funcionais são, por sua vez, qualquer característica comportamental, fenológica, fisiológica ou morfológica (</text:span></text:span><text:span text:style-name="Fonte_20_parág._20_padrão"><text:span text:style-name="T33">e.g.</text:span></text:span><text:span text:style-name="Fonte_20_parág._20_padrão"><text:span text:style-name="T10">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10">Atualmente, a lógica utilizada na maioria dos modelos </text:span></text:span><text:span text:style-name="Fonte_20_parág._20_padrão"><text:span text:style-name="T29">de vegetação</text:span></text:span><text:span text:style-name="Fonte_20_parág._20_padrão"><text:span text:style-name="T10"> para sintetizar a imensa diversidade funcional das plantas é a classificação destas em PFTs - tipos funcionais de plantas (</text:span></text:span><text:span text:style-name="Fonte_20_parág._20_padrão"><text:span text:style-name="T33">Plant Funcional Types</text:span></text:span><text:span text:style-name="Fonte_20_parág._20_padrão"><text:span text:style-name="T10">), que correspondem a grupos de plantas teoricamente similares, de acordo com a distribuição geográfica, características fisiológicas, morfológicas e fenológicas (Prentice et al. 1992; Kattge et al. 2011; Pavlick et al. 2013). Dentro de cada PFT os valores de atributos funcionais relacionados ao funcionamento ecossistêmico (</text:span></text:span><text:span text:style-name="Fonte_20_parág._20_padrão"><text:span text:style-name="T38">e</text:span></text:span><text:span text:style-name="Fonte_20_parág._20_padrão"><text:span text:style-name="T33">.g.</text:span></text:span><text:span text:style-name="Fonte_20_parág._20_padrão"><text:span text:style-name="T10"> taxa máxima de carboxilação da RuBisCO) são mantidos constantes espacialmente e temporalmente. Tal abordagem afeta negativamente o poder preditivo dos modelos de duas diferentes maneiras. Primeiro, pelo viés ecológico. Evidências experimentais (Kattge et al. 2011) </text:span></text:span><text:span text:style-name="Fonte_20_parág._20_padrão"><text:span text:style-name="T27">e de modelagem </text:span></text:span><text:reference-mark-start text:name="ADDIN CSL_CITATION {&quot;mendeley&quot;: {&quot;previouslyFormattedCitation&quot;: &quot;(Sakschewski et al. 2016)&quot;, &quot;plainTextFormattedCitation&quot;: &quot;(Sakschewski et al. 2016)&quot;, &quot;formattedCitation&quot;: &quot;(Sakschewski et al. 2016)&quot;}, &quot;properties&quot;: {&quot;noteIndex&quot;: 0}, &quot;citationItems&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1&quot;, &quot;ISSN&quot;: &quot;1758-678X&quot;, &quot;container-title&quot;: &quot;Nature Climate Change&quot;, &quot;issue&quot;: &quot;August&quot;}, &quot;uris&quot;: [&quot;http://www.mendeley.com/documents/?uuid=a2b84531-0a37-475f-9b00-13b5e655ff12&quot;], &quot;id&quot;: &quot;ITEM-1&quot;}], &quot;schema&quot;: &quot;https://github.com/citation-style-language/schema/raw/master/csl-citation.json&quot;} RNDBo1iM7bo7E"/><text:span text:style-name="Fonte_20_parág._20_padrão"><text:span text:style-name="T95">(Sakschewski et al. 2016)</text:span></text:span><text:reference-mark-end text:name="ADDIN CSL_CITATION {&quot;mendeley&quot;: {&quot;previouslyFormattedCitation&quot;: &quot;(Sakschewski et al. 2016)&quot;, &quot;plainTextFormattedCitation&quot;: &quot;(Sakschewski et al. 2016)&quot;, &quot;formattedCitation&quot;: &quot;(Sakschewski et al. 2016)&quot;}, &quot;properties&quot;: {&quot;noteIndex&quot;: 0}, &quot;citationItems&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1&quot;, &quot;ISSN&quot;: &quot;1758-678X&quot;, &quot;container-title&quot;: &quot;Nature Climate Change&quot;, &quot;issue&quot;: &quot;August&quot;}, &quot;uris&quot;: [&quot;http://www.mendeley.com/documents/?uuid=a2b84531-0a37-475f-9b00-13b5e655ff12&quot;], &quot;id&quot;: &quot;ITEM-1&quot;}], &quot;schema&quot;: &quot;https://github.com/citation-style-language/schema/raw/master/csl-citation.json&quot;} RNDBo1iM7bo7E"/><text:span text:style-name="Fonte_20_parág._20_padrão"><text:span text:style-name="T27">⁠</text:span></text:span><text:span text:style-name="Fonte_20_parág._20_padrão"><text:span text:style-name="T10"> demonstram que a abordagem baseada em PFTs subestima a diversidade funcional e, em última instância, a resiliência dos ecossistemas terrestres</text:span></text:span><text:change-start text:change-id="ct178066440"/><text:span text:style-name="Fonte_20_parág._20_padrão"><text:span text:style-name="T10"> </text:span></text:span><text:span text:style-name="Fonte_20_parág._20_padrão"><text:span text:style-name="T30">frente ao aumento da concentração </text:span></text:span><text:soft-page-break/><text:span text:style-name="Fonte_20_parág._20_padrão"><text:span text:style-name="T30">atmosférica de dióxido de carbono</text:span></text:span><text:change-end text:change-id="ct178066440"/><text:change-start text:change-id="ct178123336"/><text:span text:style-name="Fonte_20_parág._20_padrão"><text:span text:style-name="T30"> (CO</text:span></text:span><text:span text:style-name="Fonte_20_parág._20_padrão"><text:span text:style-name="T96">2</text:span></text:span><text:span text:style-name="Fonte_20_parág._20_padrão"><text:span text:style-name="T30">)</text:span></text:span><text:change-end text:change-id="ct178123336"/><text:span text:style-name="Fonte_20_parág._20_padrão"><text:span text:style-name="T10">. Dada a diversidade de estratégias representadas pela diversidade de atributos funcionais, é provável que, frente as mudanças ambientais, as comunidades vegetais hiperdiversas, como a amazônica, sofram mudanças em sua composição </text:span></text:span><text:reference-mark-start text:name="ADDIN CSL_CITATION {&quot;mendeley&quot;: {&quot;previouslyFormattedCitation&quot;: &quot;(Scheiter et al. 2013; Sakschewski et al. 2016)&quot;, &quot;plainTextFormattedCitation&quot;: &quot;(Scheiter et al. 2013; Sakschewski et al. 2016)&quot;, &quot;formattedCitation&quot;: &quot;(Scheiter et al. 2013; Sakschewski et al. 2016)&quot;}, &quot;properties&quot;: {&quot;noteIndex&quot;: 0}, &quot;citationItems&quot;: [{&quot;itemData&quot;: {&quot;PMID&quot;: &quot;23496172&quot;, &quot;issue&quot;: &quot;3&quot;, &quot;issued&quot;: {&quot;date-parts&quot;: [[&quot;2013&quot;]]}, &quot;volume&quot;: &quot;198&quot;, &quot;DOI&quot;: &quot;10.1111/nph.12210&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type&quot;: &quot;article-journal&quot;, &quot;container-title&quot;: &quot;The New phytologist&quot;, &quot;author&quot;: [{&quot;given&quot;: &quot;Simon&quot;, &quot;parse-names&quot;: false, &quot;non-dropping-particle&quot;: &quot;&quot;, &quot;dropping-particle&quot;: &quot;&quot;, &quot;suffix&quot;: &quot;&quot;, &quot;family&quot;: &quot;Scheiter&quot;}, {&quot;given&quot;: &quot;Liam&quot;, &quot;parse-names&quot;: false, &quot;non-dropping-particle&quot;: &quot;&quot;, &quot;dropping-particle&quot;: &quot;&quot;, &quot;suffix&quot;: &quot;&quot;, &quot;family&quot;: &quot;Langan&quot;}, {&quot;given&quot;: &quot;Steven I&quot;, &quot;parse-names&quot;: false, &quot;non-dropping-particle&quot;: &quot;&quot;, &quot;dropping-particle&quot;: &quot;&quot;, &quot;suffix&quot;: &quot;&quot;, &quot;family&quot;: &quot;Higgins&quot;}], &quot;page&quot;: &quot;957-69&quot;, &quot;ISSN&quot;: &quot;1469-8137&quot;, &quot;title&quot;: &quot;Next-generation dynamic global vegetation models: learning from community ecology.&quot;}, &quot;uris&quot;: [&quot;http://www.mendeley.com/documents/?uuid=1b246a44-7f07-4056-99ec-23a70c10995c&quot;], &quot;id&quot;: &quot;ITEM-1&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2&quot;, &quot;ISSN&quot;: &quot;1758-678X&quot;, &quot;container-title&quot;: &quot;Nature Climate Change&quot;, &quot;issue&quot;: &quot;August&quot;}, &quot;uris&quot;: [&quot;http://www.mendeley.com/documents/?uuid=a2b84531-0a37-475f-9b00-13b5e655ff12&quot;], &quot;id&quot;: &quot;ITEM-2&quot;}], &quot;schema&quot;: &quot;https://github.com/citation-style-language/schema/raw/master/csl-citation.json&quot;} RNDe8oJcfh1ud"/><text:span text:style-name="Fonte_20_parág._20_padrão"><text:span text:style-name="T93">(Scheiter et al. 2013; Sakschewski et al. 2016)</text:span></text:span><text:reference-mark-end text:name="ADDIN CSL_CITATION {&quot;mendeley&quot;: {&quot;previouslyFormattedCitation&quot;: &quot;(Scheiter et al. 2013; Sakschewski et al. 2016)&quot;, &quot;plainTextFormattedCitation&quot;: &quot;(Scheiter et al. 2013; Sakschewski et al. 2016)&quot;, &quot;formattedCitation&quot;: &quot;(Scheiter et al. 2013; Sakschewski et al. 2016)&quot;}, &quot;properties&quot;: {&quot;noteIndex&quot;: 0}, &quot;citationItems&quot;: [{&quot;itemData&quot;: {&quot;PMID&quot;: &quot;23496172&quot;, &quot;issue&quot;: &quot;3&quot;, &quot;issued&quot;: {&quot;date-parts&quot;: [[&quot;2013&quot;]]}, &quot;volume&quot;: &quot;198&quot;, &quot;DOI&quot;: &quot;10.1111/nph.12210&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type&quot;: &quot;article-journal&quot;, &quot;container-title&quot;: &quot;The New phytologist&quot;, &quot;author&quot;: [{&quot;given&quot;: &quot;Simon&quot;, &quot;parse-names&quot;: false, &quot;non-dropping-particle&quot;: &quot;&quot;, &quot;dropping-particle&quot;: &quot;&quot;, &quot;suffix&quot;: &quot;&quot;, &quot;family&quot;: &quot;Scheiter&quot;}, {&quot;given&quot;: &quot;Liam&quot;, &quot;parse-names&quot;: false, &quot;non-dropping-particle&quot;: &quot;&quot;, &quot;dropping-particle&quot;: &quot;&quot;, &quot;suffix&quot;: &quot;&quot;, &quot;family&quot;: &quot;Langan&quot;}, {&quot;given&quot;: &quot;Steven I&quot;, &quot;parse-names&quot;: false, &quot;non-dropping-particle&quot;: &quot;&quot;, &quot;dropping-particle&quot;: &quot;&quot;, &quot;suffix&quot;: &quot;&quot;, &quot;family&quot;: &quot;Higgins&quot;}], &quot;page&quot;: &quot;957-69&quot;, &quot;ISSN&quot;: &quot;1469-8137&quot;, &quot;title&quot;: &quot;Next-generation dynamic global vegetation models: learning from community ecology.&quot;}, &quot;uris&quot;: [&quot;http://www.mendeley.com/documents/?uuid=1b246a44-7f07-4056-99ec-23a70c10995c&quot;], &quot;id&quot;: &quot;ITEM-1&quot;}, {&quot;itemData&quot;: {&quot;type&quot;: &quot;article-journal&quot;, &quot;author&quot;: [{&quot;given&quot;: &quot;Boris&quot;, &quot;parse-names&quot;: false, &quot;non-dropping-particle&quot;: &quot;&quot;, &quot;dropping-particle&quot;: &quot;&quot;, &quot;suffix&quot;: &quot;&quot;, &quot;family&quot;: &quot;Sakschewski&quot;}, {&quot;given&quot;: &quot;Werner&quot;, &quot;parse-names&quot;: false, &quot;non-dropping-particle&quot;: &quot;von&quot;, &quot;dropping-particle&quot;: &quot;&quot;, &quot;suffix&quot;: &quot;&quot;, &quot;family&quot;: &quot;Bloh&quot;}, {&quot;given&quot;: &quot;Alice&quot;, &quot;parse-names&quot;: false, &quot;non-dropping-particle&quot;: &quot;&quot;, &quot;dropping-particle&quot;: &quot;&quot;, &quot;suffix&quot;: &quot;&quot;, &quot;family&quot;: &quot;Boit&quot;}, {&quot;given&quot;: &quot;Lourens&quot;, &quot;parse-names&quot;: false, &quot;non-dropping-particle&quot;: &quot;&quot;, &quot;dropping-particle&quot;: &quot;&quot;, &quot;suffix&quot;: &quot;&quot;, &quot;family&quot;: &quot;Poorter&quot;}, {&quot;given&quot;: &quot;Marielos&quot;, &quot;parse-names&quot;: false, &quot;non-dropping-particle&quot;: &quot;&quot;, &quot;dropping-particle&quot;: &quot;&quot;, &quot;suffix&quot;: &quot;&quot;, &quot;family&quot;: &quot;Pe\u00f1a-Claros&quot;}, {&quot;given&quot;: &quot;Jens&quot;, &quot;parse-names&quot;: false, &quot;non-dropping-particle&quot;: &quot;&quot;, &quot;dropping-particle&quot;: &quot;&quot;, &quot;suffix&quot;: &quot;&quot;, &quot;family&quot;: &quot;Heinke&quot;}, {&quot;given&quot;: &quot;Jasmin&quot;, &quot;parse-names&quot;: false, &quot;non-dropping-particle&quot;: &quot;&quot;, &quot;dropping-particle&quot;: &quot;&quot;, &quot;suffix&quot;: &quot;&quot;, &quot;family&quot;: &quot;Joshi&quot;}, {&quot;given&quot;: &quot;Kirsten&quot;, &quot;parse-names&quot;: false, &quot;non-dropping-particle&quot;: &quot;&quot;, &quot;dropping-particle&quot;: &quot;&quot;, &quot;suffix&quot;: &quot;&quot;, &quot;family&quot;: &quot;Thonicke&quot;}], &quot;title&quot;: &quot;Resilience of Amazon forests emerges from plant trait diversity&quot;, &quot;issued&quot;: {&quot;date-parts&quot;: [[&quot;2016&quot;]]}, &quot;volume&quot;: &quot;1&quot;, &quot;DOI&quot;: &quot;10.1038/nclimate3109&quot;, &quot;id&quot;: &quot;ITEM-2&quot;, &quot;ISSN&quot;: &quot;1758-678X&quot;, &quot;container-title&quot;: &quot;Nature Climate Change&quot;, &quot;issue&quot;: &quot;August&quot;}, &quot;uris&quot;: [&quot;http://www.mendeley.com/documents/?uuid=a2b84531-0a37-475f-9b00-13b5e655ff12&quot;], &quot;id&quot;: &quot;ITEM-2&quot;}], &quot;schema&quot;: &quot;https://github.com/citation-style-language/schema/raw/master/csl-citation.json&quot;} RNDe8oJcfh1ud"/><text:span text:style-name="Fonte_20_parág._20_padrão"><text:span text:style-name="T10">⁠ sem que necessariamente ocorra alteração de bioma (</text:span></text:span><text:span text:style-name="Fonte_20_parág._20_padrão"><text:span text:style-name="T34">forest dieback</text:span></text:span><text:span text:style-name="Fonte_20_parág._20_padrão"><text:span text:style-name="T10">)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7">e</text:span></text:span><text:span text:style-name="Fonte_20_parág._20_padrão"><text:span text:style-name="T10"> atributos funcionais </text:span></text:span><text:span text:style-name="Fonte_20_parág._20_padrão"><text:span text:style-name="T21">chave </text:span></text:span><text:span text:style-name="Fonte_20_parág._20_padrão"><text:span text:style-name="T27">para a ciclagem do C</text:span></text:span><text:span text:style-name="Fonte_20_parág._20_padrão"><text:span text:style-name="T10">, empobrecendo as simulações </text:span></text:span><text:span text:style-name="Fonte_20_parág._20_padrão"><text:span text:style-name="T18">do </text:span></text:span><text:span text:style-name="Fonte_20_parág._20_padrão"><text:span text:style-name="T10">fluxo de C nos ecossistemas (Groenendijk et al. 2011; Pavlick et al. 2013). Recentemente, alguns modelos incorporaram a variabilidade de atributos funcionais em sua formulação (</text:span></text:span><text:span text:style-name="Fonte_20_parág._20_padrão"><text:span text:style-name="T33">e.g.</text:span></text:span><text:span text:style-name="Fonte_20_parág._20_padrão"><text:span text:style-name="T10"> JeDi-DGVM, Pavlick et al. 2013; aDGVM2, Scheiter et al. 2013), abrindo caminho para uma nova geração de modelos dinâmic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Dı́az and Cabido 2001; Kattge et al. 2011; Scheiter et al. 2013).</text:span></text:span></text:p>
      <text:p text:style-name="P17"><text:span text:style-name="Fonte_20_parág._20_padrão"><text:span text:style-name="T18">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8">da ciclagem do carbono nos ecossistemas terrestres </text:span></text:span><text:span text:style-name="Fonte_20_parág._20_padrão"><text:span text:style-name="T18">e diminuição das incertezas quanto a </text:span></text:span><text:soft-page-break/><text:span text:style-name="Fonte_20_parág._20_padrão"><text:span text:style-name="T18">hipótese do 'forest dieback' na Amazônia. Adicionalmente, o desenvolvimento deste projeto será importante para o sucesso científico do </text:span></text:span><text:span text:style-name="Fonte_20_parág._20_padrão"><text:span text:style-name="T10">experimento AmazonFACE (Lapola and Norby 2014). Este experimento, juntamente com outros [</text:span></text:span><text:span text:style-name="Fonte_20_parág._20_padrão"><text:span text:style-name="T33">e.g.</text:span></text:span><text:span text:style-name="Fonte_20_parág._20_padrão"><text:span text:style-name="T10"> EucFACE - Medlyn et al. (2016)], faz parte da segunda geração de experimentos do tipo FACE e </text:span></text:span><text:span text:style-name="Fonte_20_parág._20_padrão"><text:span text:style-name="T28">propõe em seu desenho experimental a integração</text:span></text:span><text:span text:style-name="Fonte_20_parág._20_padrão"><text:span text:style-name="T10"> </text:span></text:span><text:span text:style-name="Fonte_20_parág._20_padrão"><text:span text:style-name="T28">d</text:span></text:span><text:span text:style-name="Fonte_20_parág._20_padrão"><text:span text:style-name="T10">o</text:span></text:span><text:span text:style-name="Fonte_20_parág._20_padrão"><text:span text:style-name="T28">s</text:span></text:span><text:span text:style-name="Fonte_20_parág._20_padrão"><text:span text:style-name="T10"> processo</text:span></text:span><text:span text:style-name="Fonte_20_parág._20_padrão"><text:span text:style-name="T28">s</text:span></text:span><text:span text:style-name="Fonte_20_parág._20_padrão"><text:span text:style-name="T10"> de modelagem </text:span></text:span><text:span text:style-name="Fonte_20_parág._20_padrão"><text:span text:style-name="T28">e experimentação durante a</text:span></text:span><text:span text:style-name="Fonte_20_parág._20_padrão"><text:span text:style-name="T10"> coleta de dados em campo (Lapola and Norby 2014; Medlyn et al. 2016; </text:span></text:span><text:reference-mark-start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iwtnwkPteq"/><text:span text:style-name="Fonte_20_parág._20_padrão"><text:span text:style-name="T93">(Norby et al. 2016)</text:span></text:span><text:reference-mark-end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iwtnwkPteq"/><text:span text:style-name="Fonte_20_parág._20_padrão"><text:span text:style-name="T10">. </text:span></text:span><text:span text:style-name="Fonte_20_parág._20_padrão"><text:span text:style-name="T19">A primeira geração destes experimentos, já concluída, forneceu fortes fundações para testar suposições críticas dentro dos modelos de vegetação (e.g. a importância do N para o efeito de fertilização por CO</text:span></text:span><text:span text:style-name="Fonte_20_parág._20_padrão"><text:span text:style-name="T55">2</text:span></text:span><text:span text:style-name="Fonte_20_parág._20_padrão"><text:span text:style-name="T19">) </text:span></text:span><text:reference-mark-start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64A2VIQRhs"/><text:span text:style-name="Fonte_20_parág._20_padrão"><text:span text:style-name="T94">(Norby et al. 2016)</text:span></text:span><text:reference-mark-end text:name="ADDIN CSL_CITATION {&quot;mendeley&quot;: {&quot;previouslyFormattedCitation&quot;: &quot;(Norby et al. 2016)&quot;, &quot;plainTextFormattedCitation&quot;: &quot;(Norby et al. 2016)&quot;, &quot;formattedCitation&quot;: &quot;(Norby et al. 2016)&quot;}, &quot;properties&quot;: {&quot;noteIndex&quot;: 0}, &quot;citationItems&quot;: [{&quot;itemData&quot;: {&quot;PMID&quot;: &quot;26249015&quot;, &quot;issue&quot;: &quot;1&quot;, &quot;issued&quot;: {&quot;date-parts&quot;: [[&quot;2016&quot;]]}, &quot;volume&quot;: &quot;209&quot;, &quot;DOI&quot;: &quot;10.1111/nph.13593&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type&quot;: &quot;article-journal&quot;, &quot;container-title&quot;: &quot;New Phytologist&quot;, &quot;author&quot;: [{&quot;given&quot;: &quot;Richard J.&quot;, &quot;parse-names&quot;: false, &quot;non-dropping-particle&quot;: &quot;&quot;, &quot;dropping-particle&quot;: &quot;&quot;, &quot;suffix&quot;: &quot;&quot;, &quot;family&quot;: &quot;Norby&quot;}, {&quot;given&quot;: &quot;Martin G.&quot;, &quot;parse-names&quot;: false, &quot;non-dropping-particle&quot;: &quot;De&quot;, &quot;dropping-particle&quot;: &quot;&quot;, &quot;suffix&quot;: &quot;&quot;, &quot;family&quot;: &quot;Kauwe&quot;}, {&quot;given&quot;: &quot;Tomas F.&quot;, &quot;parse-names&quot;: false, &quot;non-dropping-particle&quot;: &quot;&quot;, &quot;dropping-particle&quot;: &quot;&quot;, &quot;suffix&quot;: &quot;&quot;, &quot;family&quot;: &quot;Domingues&quot;}, {&quot;given&quot;: &quot;Remko A.&quot;, &quot;parse-names&quot;: false, &quot;non-dropping-particle&quot;: &quot;&quot;, &quot;dropping-particle&quot;: &quot;&quot;, &quot;suffix&quot;: &quot;&quot;, &quot;family&quot;: &quot;Duursma&quot;}, {&quot;given&quot;: &quot;David S.&quot;, &quot;parse-names&quot;: false, &quot;non-dropping-particle&quot;: &quot;&quot;, &quot;dropping-particle&quot;: &quot;&quot;, &quot;suffix&quot;: &quot;&quot;, &quot;family&quot;: &quot;Ellsworth&quot;}, {&quot;given&quot;: &quot;Daniel S.&quot;, &quot;parse-names&quot;: false, &quot;non-dropping-particle&quot;: &quot;&quot;, &quot;dropping-particle&quot;: &quot;&quot;, &quot;suffix&quot;: &quot;&quot;, &quot;family&quot;: &quot;Goll&quot;}, {&quot;given&quot;: &quot;David M.&quot;, &quot;parse-names&quot;: false, &quot;non-dropping-particle&quot;: &quot;&quot;, &quot;dropping-particle&quot;: &quot;&quot;, &quot;suffix&quot;: &quot;&quot;, &quot;family&quot;: &quot;Lapola&quot;}, {&quot;given&quot;: &quot;Kristina A.&quot;, &quot;parse-names&quot;: false, &quot;non-dropping-particle&quot;: &quot;&quot;, &quot;dropping-particle&quot;: &quot;&quot;, &quot;suffix&quot;: &quot;&quot;, &quot;family&quot;: &quot;Luus&quot;}, {&quot;given&quot;: &quot;A. Rob&quot;, &quot;parse-names&quot;: false, &quot;non-dropping-particle&quot;: &quot;&quot;, &quot;dropping-particle&quot;: &quot;&quot;, &quot;suffix&quot;: &quot;&quot;, &quot;family&quot;: &quot;Mackenzie&quot;}, {&quot;given&quot;: &quot;Belinda E.&quot;, &quot;parse-names&quot;: false, &quot;non-dropping-particle&quot;: &quot;&quot;, &quot;dropping-particle&quot;: &quot;&quot;, &quot;suffix&quot;: &quot;&quot;, &quot;family&quot;: &quot;Medlyn&quot;}, {&quot;given&quot;: &quot;Ryan&quot;, &quot;parse-names&quot;: false, &quot;non-dropping-particle&quot;: &quot;&quot;, &quot;dropping-particle&quot;: &quot;&quot;, &quot;suffix&quot;: &quot;&quot;, &quot;family&quot;: &quot;Pavlick&quot;}, {&quot;given&quot;: &quot;Anja&quot;, &quot;parse-names&quot;: false, &quot;non-dropping-particle&quot;: &quot;&quot;, &quot;dropping-particle&quot;: &quot;&quot;, &quot;suffix&quot;: &quot;&quot;, &quot;family&quot;: &quot;Rammig&quot;}, {&quot;given&quot;: &quot;Benjamin&quot;, &quot;parse-names&quot;: false, &quot;non-dropping-particle&quot;: &quot;&quot;, &quot;dropping-particle&quot;: &quot;&quot;, &quot;suffix&quot;: &quot;&quot;, &quot;family&quot;: &quot;Smith&quot;}, {&quot;given&quot;: &quot;Rick&quot;, &quot;parse-names&quot;: false, &quot;non-dropping-particle&quot;: &quot;&quot;, &quot;dropping-particle&quot;: &quot;&quot;, &quot;suffix&quot;: &quot;&quot;, &quot;family&quot;: &quot;Thomas&quot;}, {&quot;given&quot;: &quot;Kirsten&quot;, &quot;parse-names&quot;: false, &quot;non-dropping-particle&quot;: &quot;&quot;, &quot;dropping-particle&quot;: &quot;&quot;, &quot;suffix&quot;: &quot;&quot;, &quot;family&quot;: &quot;Thonicke&quot;}, {&quot;given&quot;: &quot;Anthony P.&quot;, &quot;parse-names&quot;: false, &quot;non-dropping-particle&quot;: &quot;&quot;, &quot;dropping-particle&quot;: &quot;&quot;, &quot;suffix&quot;: &quot;&quot;, &quot;family&quot;: &quot;Walker&quot;}, {&quot;given&quot;: &quot;Xiaojuan&quot;, &quot;parse-names&quot;: false, &quot;non-dropping-particle&quot;: &quot;&quot;, &quot;dropping-particle&quot;: &quot;&quot;, &quot;suffix&quot;: &quot;&quot;, &quot;family&quot;: &quot;Yang&quot;}, {&quot;given&quot;: &quot;S\u00f6nke&quot;, &quot;parse-names&quot;: false, &quot;non-dropping-particle&quot;: &quot;&quot;, &quot;dropping-particle&quot;: &quot;&quot;, &quot;suffix&quot;: &quot;&quot;, &quot;family&quot;: &quot;Zaehle&quot;}], &quot;page&quot;: &quot;17-28&quot;, &quot;ISSN&quot;: &quot;14698137&quot;, &quot;title&quot;: &quot;Model-data synthesis for the next generation of forest free-air CO2 enrichment (FACE) experiments&quot;}, &quot;uris&quot;: [&quot;http://www.mendeley.com/documents/?uuid=0719d70c-c362-4de6-a980-0f44922f088a&quot;], &quot;id&quot;: &quot;ITEM-1&quot;}], &quot;schema&quot;: &quot;https://github.com/citation-style-language/schema/raw/master/csl-citation.json&quot;} RND64A2VIQRhs"/><text:span text:style-name="Fonte_20_parág._20_padrão"><text:span text:style-name="T19">. </text:span></text:span><text:span text:style-name="Fonte_20_parág._20_padrão"><text:span text:style-name="T62">Este estudo proporcionará informações que guiarão as medições em campo, durante a execução do projeto-piloto do experimento AmazonFACE. Com isso, </text:span></text:span><text:span text:style-name="Fonte_20_parág._20_padrão"><text:span text:style-name="T63">além do pioneirismo quanto a modelagem de vegetação, </text:span></text:span><text:span text:style-name="Fonte_20_parág._20_padrão"><text:span text:style-name="T62">esse projeto </text:span></text:span><text:span text:style-name="Fonte_20_parág._20_padrão"><text:span text:style-name="T68">fornecerá</text:span></text:span><text:span text:style-name="Fonte_20_parág._20_padrão"><text:span text:style-name="T62"> </text:span></text:span><text:span text:style-name="Fonte_20_parág._20_padrão"><text:span text:style-name="T68">hipóteses-base</text:span></text:span><text:span text:style-name="Fonte_20_parág._20_padrão"><text:span text:style-name="T62">, indicando inclusive as variáveis e processos a serem verificados pelo experimento (Lapola and Norby 2014; Medlyn et al. 2016; Norby et al. 2016).</text:span></text:span></text:p>
      <text:list xml:id="list193817051060263" text:continue-numbering="true" text:style-name="WWNum3">
        <text:list-item>
          <text:p text:style-name="P47">Objetivos e Motivações</text:p>
        </text:list-item>
      </text:list>
      <text:p text:style-name="P21"><text:span text:style-name="Fonte_20_parág._20_padrão"><text:span text:style-name="T60">Este projeto de pesquisa tem o objetivo geral de </text:span></text:span><text:span text:style-name="Fonte_20_parág._20_padrão"><text:span text:style-name="T74">avaliar a influência dos ciclos de Nitrogênio e Fósforo sobre a dinâmica biogeoquímica e a diversidade funcional amazônicas, frente às mudanças ambientais globais,</text:span></text:span><text:span text:style-name="Fonte_20_parág._20_padrão"><text:span text:style-name="T60"> por meio da utilização de um DGVM baseado em </text:span></text:span><text:span text:style-name="Fonte_20_parág._20_padrão"><text:span text:style-name="T68">um conjunto de</text:span></text:span><text:span text:style-name="Fonte_20_parág._20_padrão"><text:span text:style-name="T60"> atributos funcionais de plantas e nos trade-offs relacionados. </text:span></text:span></text:p>
      <text:p text:style-name="P22"/>
      <text:p text:style-name="P40"><text:span text:style-name="Seção_20_Char">2.1- Objetivos específicos</text:span><text:span text:style-name="Fonte_20_parág._20_padrão"><text:span text:style-name="T74">:</text:span></text:span></text:p>
      <text:p text:style-name="P21"><text:span text:style-name="Fonte_20_parág._20_padrão"><text:span text:style-name="T72">Neste projeto buscamos responder às </text:span></text:span><text:span text:style-name="Fonte_20_parág._20_padrão"><text:span text:style-name="T60">seguintes questões:</text:span></text:span></text:p>
      <text:p text:style-name="P26"/>
      <text:list xml:id="list2089420274644613896" text:style-name="WWNum7">
        <text:list-item text:start-value="1">
          <text:p text:style-name="P49"><text:soft-page-break/><text:span text:style-name="Fonte_20_parág._20_padrão"><text:span text:style-name="T60">O efeito de fertilização por CO</text:span></text:span><text:span text:style-name="Fonte_20_parág._20_padrão"><text:span text:style-name="T83">2</text:span></text:span><text:span text:style-name="Fonte_20_parág._20_padrão"><text:span text:style-name="T60"> será limitado pela disponibilidade de Nitrogênio e Fósforo no decorrer do séc. XXI?</text:span></text:span></text:p>
        </text:list-item>
      </text:list>
      <text:p text:style-name="P22"/>
      <text:list xml:id="list193817383552714" text:continue-numbering="true" text:style-name="WWNum7">
        <text:list-item>
          <text:list>
            <text:list-item>
              <text:p text:style-name="P49"><text:span text:style-name="Fonte_20_parág._20_padrão"><text:span text:style-name="T76">Hipótese 1</text:span></text:span><text:span text:style-name="Fonte_20_parág._20_padrão"><text:span text:style-name="T60">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49"><text:span text:style-name="Fonte_20_parág._20_padrão"><text:span text:style-name="T76">Hipótese 2</text:span></text:span><text:span text:style-name="Fonte_20_parág._20_padrão"><text:span text:style-name="T60"> Com somente a inclusão do</text:span></text:span><text:span text:style-name="Fonte_20_parág._20_padrão"><text:span text:style-name="T68"> ciclo</text:span></text:span><text:span text:style-name="Fonte_20_parág._20_padrão"><text:span text:style-name="T60"> Nitrogênio no DGVM CAETÊ, é esperado que haja pouca ou nenhuma limitação do efeito de fertilização por CO</text:span></text:span><text:span text:style-name="Fonte_20_parág._20_padrão"><text:span text:style-name="T83">2</text:span></text:span><text:span text:style-name="Fonte_20_parág._20_padrão"><text:span text:style-name="T60"> na Amazônia, devido à relativa abundância de Nitrogênio em ecossistemas tropicais (Hedin et al. 2009).</text:span></text:span></text:p>
            </text:list-item>
            <text:list-item>
              <text:p text:style-name="P49"><text:span text:style-name="Fonte_20_parág._20_padrão"><text:span text:style-name="T76">Hipótese 3</text:span></text:span><text:span text:style-name="Fonte_20_parág._20_padrão"><text:span text:style-name="T60"> Com a integração dos submodelos de N e P ao DGVM CAETÊ, espera-se uma forte limitação da produtividade futura, devido à limitação por nutrientes, sobretudo do P.</text:span></text:span></text:p>
            </text:list-item>
          </text:list>
        </text:list-item>
      </text:list>
      <text:p text:style-name="P22"/>
      <text:list xml:id="list193817206071482" text:continue-numbering="true" text:style-name="WWNum7">
        <text:list-item>
          <text:p text:style-name="P49"><text:span text:style-name="Fonte_20_parág._20_padrão"><text:span text:style-name="T60">Quais serão os impactos das mudanças ambientais globais sobre a diversidade funcional da Amazônia durante o século XXI? Como estes impactos podem influenciar o funcionamento ecossistêmico?</text:span></text:span></text:p>
        </text:list-item>
      </text:list>
      <text:p text:style-name="P22"/>
      <text:list xml:id="list193816881789363" text:continue-numbering="true" text:style-name="WWNum7">
        <text:list-item>
          <text:list>
            <text:list-item>
              <text:p text:style-name="P48"><text:span text:style-name="Fonte_20_parág._20_padrão"><text:span text:style-name="T76">Hipótese 1</text:span></text:span><text:span text:style-name="Fonte_20_parág._20_padrão"><text:span text:style-name="T60"> </text:span></text:span><text:span text:style-name="Fonte_20_parág._20_padrão"><text:span text:style-name="T61">Esperamos</text:span></text:span><text:span text:style-name="Fonte_20_parág._20_padrão"><text:span text:style-name="T60">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48"><text:soft-page-break/><text:span text:style-name="Fonte_20_parág._20_padrão"><text:span text:style-name="T76">Hipótese 2</text:span></text:span><text:span text:style-name="Fonte_20_parág._20_padrão"><text:span text:style-name="T60"> Uma vez que a diversidade funcional é relacionada aos processos ecossistêmicos, decorre da hipótese ii-1 que mudanças na distribuição de atributos funcionais poderão alterar a dinâmica do C (estocagem e fluxos) na Amazônia.</text:span></text:span></text:p>
            </text:list-item>
          </text:list>
        </text:list-item>
      </text:list>
      <text:list xml:id="list145702299765340" text:style-name="WWNum3">
        <text:list-item>
          <text:p text:style-name="P47">Métodos</text:p>
        </text:list-item>
      </text:list>
      <text:p text:style-name="P24"/>
      <text:p text:style-name="P46">3.1 O DGVM CAETÊ</text:p>
      <text:p text:style-name="P27"><text:span text:style-name="Fonte_20_parág._20_padrão"><text:span text:style-name="T60">O DGVM CAETÊ está em fase de desenvolvimento no Laboratório de Ciência do Sistema Terrestre e </text:span></text:span><text:span text:style-name="Fonte_20_parág._20_padrão"><text:span text:style-name="T64">usa como base para desenvolvimento </text:span></text:span><text:span text:style-name="Fonte_20_parág._20_padrão"><text:span text:style-name="T60">o modelo estacionário CPTEC - </text:span></text:span><text:span text:style-name="Fonte_20_parág._20_padrão"><text:span text:style-name="T74">Potential Vegetation Model</text:span></text:span><text:span text:style-name="Fonte_20_parág._20_padrão"><text:span text:style-name="T60"> </text:span></text:span><text:span text:style-name="Fonte_20_parág._20_padrão"><text:span text:style-name="T74">2 (Lapola et al. 2009)</text:span></text:span><text:span text:style-name="Fonte_20_parág._20_padrão"><text:span text:style-name="T60">. O CPTEC-PVM-2 é um modelo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64">seis</text:span></text:span><text:span text:style-name="Fonte_20_parág._20_padrão"><text:span text:style-name="T60"> pontos principais: (i) Introdução de um submodelo que simulará a alocação e </text:span></text:span><text:span text:style-name="Fonte_20_parág._20_padrão"><text:span text:style-name="T74">turnover</text:span></text:span><text:span text:style-name="Fonte_20_parág._20_padrão"><text:span text:style-name="T60"> de Carbono para diversos compartimentos da planta (</text:span></text:span><text:span text:style-name="Fonte_20_parág._20_padrão"><text:span text:style-name="T74">e.g.</text:span></text:span><text:span text:style-name="Fonte_20_parág._20_padrão"><text:span text:style-name="T60"> raízes, tronco, folhas e etc.), fundamentado por </text:span></text:span><text:span text:style-name="Fonte_20_parág._20_padrão"><text:span text:style-name="T74">tradeoffs</text:span></text:span><text:span text:style-name="Fonte_20_parág._20_padrão"><text:span text:style-name="T60"> entre parâmetros variantes que representam atributos funcionais estritamente relacionados ao funcionamento ecossistêmico e à ciclagem de Carbono (</text:span></text:span><text:span text:style-name="Fonte_20_parág._20_padrão"><text:span text:style-name="T74">e.g.</text:span></text:span><text:span text:style-name="Fonte_20_parág._20_padrão"><text:span text:style-name="T60"> Taxa máxima de carboxilação da RuBisCO, razão C:N nos tecidos vegetais, sensibilidade da fotossíntese à condutância estomática e etc.); </text:span></text:span><text:span text:style-name="Fonte_20_parág._20_padrão"><text:span text:style-name="T64">(</text:span></text:span><text:span text:style-name="Fonte_20_parág._20_padrão"><text:span text:style-name="T60">ii) </text:span></text:span><text:span text:style-name="Fonte_20_parág._20_padrão"><text:span text:style-name="T64">Revisão dos cálculos de fotossíntese; (iii) Introdução de um módulo de fenologia; (iv) </text:span></text:span><text:span text:style-name="Fonte_20_parág._20_padrão"><text:span text:style-name="T65">R</text:span></text:span><text:span text:style-name="Fonte_20_parág._20_padrão"><text:span text:style-name="T64">evisão dos cálculos de balanço hídrico; (v) </text:span></text:span><text:span text:style-name="Fonte_20_parág._20_padrão"><text:span text:style-name="T60"><text:s/></text:span></text:span><text:span text:style-name="Fonte_20_parág._20_padrão"><text:span text:style-name="T65">T</text:span></text:span><text:span text:style-name="Fonte_20_parág._20_padrão"><text:span text:style-name="T60">ransformação do modelo obtido </text:span></text:span><text:span text:style-name="Fonte_20_parág._20_padrão"><text:span text:style-name="T67">nos passos anteriores em </text:span></text:span><text:span text:style-name="Fonte_20_parág._20_padrão"><text:span text:style-name="T60">um modelo dinâmico, ou seja, um DGVM </text:span></text:span><text:span text:style-name="Fonte_20_parág._20_padrão"><text:span text:style-name="T64">e </text:span></text:span><text:span text:style-name="Fonte_20_parág._20_padrão"><text:span text:style-name="T60">(</text:span></text:span><text:span text:style-name="Fonte_20_parág._20_padrão"><text:span text:style-name="T64">v</text:span></text:span><text:span text:style-name="Fonte_20_parág._20_padrão"><text:span text:style-name="T60">i) introdução de dois submodelos que simularão os ciclos do Nitrogênio e do Fósforo e a limitação destes nutrientes sobre três processos fundamentais para a ciclagem de C: </text:span></text:span><text:span text:style-name="Fonte_20_parág._20_padrão"><text:span text:style-name="T80">A</text:span></text:span><text:span text:style-name="Fonte_20_parág._20_padrão"><text:span text:style-name="T79">lo</text:span></text:span><text:span text:style-name="Fonte_20_parág._20_padrão"><text:span text:style-name="T77">cação de </text:span></text:span><text:soft-page-break/><text:span text:style-name="Fonte_20_parág._20_padrão"><text:span text:style-name="T77">carbono entre diferentes tecidos vegetais, </text:span></text:span><text:span text:style-name="Fonte_20_parág._20_padrão"><text:span text:style-name="T78">f</text:span></text:span><text:span text:style-name="Fonte_20_parág._20_padrão"><text:span text:style-name="T77">otossíntese e respiração heterotrófica no solo e serapilheira</text:span></text:span><text:span text:style-name="Fonte_20_parág._20_padrão"><text:span text:style-name="T82">.</text:span></text:span><text:span text:style-name="Fonte_20_parág._20_padrão"><text:span text:style-name="T60"> O</text:span></text:span><text:span text:style-name="Fonte_20_parág._20_padrão"><text:span text:style-name="T65">s</text:span></text:span><text:span text:style-name="Fonte_20_parág._20_padrão"><text:span text:style-name="T60"> passo</text:span></text:span><text:span text:style-name="Fonte_20_parág._20_padrão"><text:span text:style-name="T65">s</text:span></text:span><text:span text:style-name="Fonte_20_parág._20_padrão"><text:span text:style-name="T60"> (i, </text:span></text:span><text:span text:style-name="Fonte_20_parág._20_padrão"><text:span text:style-name="T65">ii, iii e iv</text:span></text:span><text:span text:style-name="Fonte_20_parág._20_padrão"><text:span text:style-name="T60">) est</text:span></text:span><text:span text:style-name="Fonte_20_parág._20_padrão"><text:span text:style-name="T65">ão</text:span></text:span><text:span text:style-name="Fonte_20_parág._20_padrão"><text:span text:style-name="T60"> </text:span></text:span><text:span text:style-name="Fonte_20_parág._20_padrão"><text:span text:style-name="T65">em fase final de</text:span></text:span><text:span text:style-name="Fonte_20_parág._20_padrão"><text:span text:style-name="T60"> desenvolvi</text:span></text:span><text:span text:style-name="Fonte_20_parág._20_padrão"><text:span text:style-name="T68">mento</text:span></text:span><text:span text:style-name="Fonte_20_parág._20_padrão"><text:span text:style-name="T60">, </text:span></text:span><text:span text:style-name="Fonte_20_parág._20_padrão"><text:span text:style-name="T65">realizadas por dois projetos </text:span></text:span><text:span text:style-name="Fonte_20_parág._20_padrão"><text:span text:style-name="T60">mestrado </text:span></text:span><text:span text:style-name="Fonte_20_parág._20_padrão"><text:span text:style-name="T65">e um projeto de iniciação </text:span></text:span><text:span text:style-name="Fonte_20_parág._20_padrão"><text:span text:style-name="T66">científica</text:span></text:span><text:span text:style-name="Fonte_20_parág._20_padrão"><text:span text:style-name="T65">, todos</text:span></text:span><text:span text:style-name="Fonte_20_parág._20_padrão"><text:span text:style-name="T60"> realizados no LabTerra. O passo (</text:span></text:span><text:span text:style-name="Fonte_20_parág._20_padrão"><text:span text:style-name="T65">v</text:span></text:span><text:span text:style-name="Fonte_20_parág._20_padrão"><text:span text:style-name="T60">) será realizado por um técnico </text:span></text:span><text:span text:style-name="Fonte_20_parág._20_padrão"><text:span text:style-name="T65">em informática</text:span></text:span><text:span text:style-name="Fonte_20_parág._20_padrão"><text:span text:style-name="T60"> capacitado, em concomitância ao passo (</text:span></text:span><text:span text:style-name="Fonte_20_parág._20_padrão"><text:span text:style-name="T65">vi</text:span></text:span><text:span text:style-name="Fonte_20_parág._20_padrão"><text:span text:style-name="T60">), que corresponde à tarefa principal deste projeto de pesquisa. </text:span></text:span><text:span text:style-name="Fonte_20_parág._20_padrão"><text:span text:style-name="T65">A criação do DGVM CAETÊ é um esforço de longo prazo, e a trabalho realizado no projeto aqui proposto representa um passo </text:span></text:span><text:span text:style-name="Fonte_20_parág._20_padrão"><text:span text:style-name="T66">importante</text:span></text:span><text:span text:style-name="Fonte_20_parág._20_padrão"><text:span text:style-name="T65"> para a conclusão deste </text:span></text:span><text:span text:style-name="Fonte_20_parág._20_padrão"><text:span text:style-name="T66">esforço.</text:span></text:span></text:p>
      <text:p text:style-name="P25"/>
      <text:p text:style-name="P21"><text:span text:style-name="Seção_20_Char">3.2 Ciclos de C, N e P: Decomposição da matéria orgânica e mineralização de Nutrientes</text:span><text:span text:style-name="Fonte_20_parág._20_padrão"><text:span text:style-name="T74">.</text:span></text:span></text:p>
      <text:p text:style-name="P28"><text:span text:style-name="Fonte_20_parág._20_padrão"><text:span text:style-name="T60">A estrutura atual do CAETÊ divide o Carbono vegetal em decomposição em dois compartimentos (serapilheira e solo), onde as taxas de </text:span></text:span><text:span text:style-name="Fonte_20_parág._20_padrão"><text:span text:style-name="T75">decomposição</text:span></text:span><text:span text:style-name="Fonte_20_parág._20_padrão"><text:span text:style-name="T60"> são regidas por uma função de decaimento da serapilheira, dependente da evapotranspiração, e uma função de armazenamento de Carbono pelo solo, dependente da temperatura. </text:span></text:span><text:span text:style-name="Fonte_20_parág._20_padrão"><text:span text:style-name="T68">Esta estrutura simples não permite a simulação dos ciclos de N e P na serapilheira e no solo</text:span></text:span><text:span text:style-name="Fonte_20_parág._20_padrão"><text:span text:style-name="T60">. Para alcançar os objetivos deste projeto, pretendemos implementar uma estrutura </text:span></text:span><text:span text:style-name="Fonte_20_parág._20_padrão"><text:span text:style-name="T65">revisada</text:span></text:span><text:span text:style-name="Fonte_20_parág._20_padrão"><text:span text:style-name="T60"> para a ciclagem de C no solo e serapilheira no CAETÊ (Figura 1), dividindo a </text:span></text:span><text:span text:style-name="Fonte_20_parág._20_padrão"><text:span text:style-name="T71">MO</text:span></text:span><text:span text:style-name="Fonte_20_parág._20_padrão"><text:span text:style-name="T60"> </text:span></text:span><text:span text:style-name="Fonte_20_parág._20_padrão"><text:span text:style-name="T71">(</text:span></text:span><text:span text:style-name="Fonte_20_parág._20_padrão"><text:span text:style-name="T60">matéria orgânica</text:span></text:span><text:span text:style-name="Fonte_20_parág._20_padrão"><text:span text:style-name="T71">)</text:span></text:span><text:span text:style-name="Fonte_20_parág._20_padrão"><text:span text:style-name="T60"> em </text:span></text:span><text:span text:style-name="Fonte_20_parág._20_padrão"><text:span text:style-name="T67">uma série de </text:span></text:span><text:span text:style-name="Fonte_20_parág._20_padrão"><text:span text:style-name="T60">compartimentos: Resíduos lenhosos, serapilheira estrutural e serapilheira metabólica, Matéria Orgânica do Solo – MOS Passiva, MOS de Decomposição lenta e Biomassa Microbiana. </text:span></text:span><text:span text:style-name="Fonte_20_parág._20_padrão"><text:span text:style-name="T69">A alocação da matéria vegetal morta entre cada um dos 3 compartimentos de serapilheira é definida pela qualidade (razão Lignina:Nitrogênio) da matéria </text:span></text:span><text:span text:style-name="Fonte_20_parág._20_padrão"><text:span text:style-name="T73">vegetal residual </text:span></text:span><text:reference-mark-start text:name="ADDIN CSL_CITATION {&quot;mendeley&quot;: {&quot;plainTextFormattedCitation&quot;: &quot;(Parton et al. 1987)&quot;, &quot;formattedCitation&quot;: &quot;(Parton et al. 1987)&quot;}, &quot;properties&quot;: {&quot;noteIndex&quot;: 0}, &quot;citationItems&quot;: [{&quot;itemData&quot;: {&quot;PMID&quot;: &quot;386&quot;, &quot;issue&quot;: &quot;i&quot;, &quot;issued&quot;: {&quot;date-parts&quot;: [[&quot;1987&quot;]]}, &quot;volume&quot;: &quot;51&quot;, &quot;DOI&quot;: &quot;10.2136/sssaj1987.03615995005100050015x&quot;, &quot;id&quot;: &quot;ITEM-1&quot;, &quot;type&quot;: &quot;article-journal&quot;, &quot;container-title&quot;: &quot;Soil science society of america jorunal&quot;, &quot;ISBN&quot;: &quot;0361-5995&quot;, &quot;author&quot;: [{&quot;given&quot;: &quot;W. J.&quot;, &quot;parse-names&quot;: false, &quot;non-dropping-particle&quot;: &quot;&quot;, &quot;dropping-particle&quot;: &quot;&quot;, &quot;suffix&quot;: &quot;&quot;, &quot;family&quot;: &quot;Parton&quot;}, {&quot;given&quot;: &quot;D. S.&quot;, &quot;parse-names&quot;: false, &quot;non-dropping-particle&quot;: &quot;&quot;, &quot;dropping-particle&quot;: &quot;&quot;, &quot;suffix&quot;: &quot;&quot;, &quot;family&quot;: &quot;Schimel&quot;}, {&quot;given&quot;: &quot;C.&quot;, &quot;parse-names&quot;: false, &quot;non-dropping-particle&quot;: &quot;&quot;, &quot;dropping-particle&quot;: &quot;V.&quot;, &quot;suffix&quot;: &quot;&quot;, &quot;family&quot;: &quot;Cole&quot;}, {&quot;given&quot;: &quot;D. S.&quot;, &quot;parse-names&quot;: false, &quot;non-dropping-particle&quot;: &quot;&quot;, &quot;dropping-particle&quot;: &quot;&quot;, &quot;suffix&quot;: &quot;&quot;, &quot;family&quot;: &quot;Ojima&quot;}], &quot;page&quot;: &quot;1173-1179&quot;, &quot;ISSN&quot;: &quot;0361-5995&quot;, &quot;title&quot;: &quot;Analysis of factors controlling soil organic matter levels in great plains grasslands&quot;}, &quot;uris&quot;: [&quot;http://www.mendeley.com/documents/?uuid=2e865560-dba8-4007-8840-96238ee4ee18&quot;], &quot;id&quot;: &quot;ITEM-1&quot;}], &quot;schema&quot;: &quot;https://github.com/citation-style-language/schema/raw/master/csl-citation.json&quot;} RNDP5roIYJyPP"/><text:span text:style-name="Fonte_20_parág._20_padrão"><text:span text:style-name="T87">(Parton et al. 1987)</text:span></text:span><text:reference-mark-end text:name="ADDIN CSL_CITATION {&quot;mendeley&quot;: {&quot;plainTextFormattedCitation&quot;: &quot;(Parton et al. 1987)&quot;, &quot;formattedCitation&quot;: &quot;(Parton et al. 1987)&quot;}, &quot;properties&quot;: {&quot;noteIndex&quot;: 0}, &quot;citationItems&quot;: [{&quot;itemData&quot;: {&quot;PMID&quot;: &quot;386&quot;, &quot;issue&quot;: &quot;i&quot;, &quot;issued&quot;: {&quot;date-parts&quot;: [[&quot;1987&quot;]]}, &quot;volume&quot;: &quot;51&quot;, &quot;DOI&quot;: &quot;10.2136/sssaj1987.03615995005100050015x&quot;, &quot;id&quot;: &quot;ITEM-1&quot;, &quot;type&quot;: &quot;article-journal&quot;, &quot;container-title&quot;: &quot;Soil science society of america jorunal&quot;, &quot;ISBN&quot;: &quot;0361-5995&quot;, &quot;author&quot;: [{&quot;given&quot;: &quot;W. J.&quot;, &quot;parse-names&quot;: false, &quot;non-dropping-particle&quot;: &quot;&quot;, &quot;dropping-particle&quot;: &quot;&quot;, &quot;suffix&quot;: &quot;&quot;, &quot;family&quot;: &quot;Parton&quot;}, {&quot;given&quot;: &quot;D. S.&quot;, &quot;parse-names&quot;: false, &quot;non-dropping-particle&quot;: &quot;&quot;, &quot;dropping-particle&quot;: &quot;&quot;, &quot;suffix&quot;: &quot;&quot;, &quot;family&quot;: &quot;Schimel&quot;}, {&quot;given&quot;: &quot;C.&quot;, &quot;parse-names&quot;: false, &quot;non-dropping-particle&quot;: &quot;&quot;, &quot;dropping-particle&quot;: &quot;V.&quot;, &quot;suffix&quot;: &quot;&quot;, &quot;family&quot;: &quot;Cole&quot;}, {&quot;given&quot;: &quot;D. S.&quot;, &quot;parse-names&quot;: false, &quot;non-dropping-particle&quot;: &quot;&quot;, &quot;dropping-particle&quot;: &quot;&quot;, &quot;suffix&quot;: &quot;&quot;, &quot;family&quot;: &quot;Ojima&quot;}], &quot;page&quot;: &quot;1173-1179&quot;, &quot;ISSN&quot;: &quot;0361-5995&quot;, &quot;title&quot;: &quot;Analysis of factors controlling soil organic matter levels in great plains grasslands&quot;}, &quot;uris&quot;: [&quot;http://www.mendeley.com/documents/?uuid=2e865560-dba8-4007-8840-96238ee4ee18&quot;], &quot;id&quot;: &quot;ITEM-1&quot;}], &quot;schema&quot;: &quot;https://github.com/citation-style-language/schema/raw/master/csl-citation.json&quot;} RNDP5roIYJyPP"/><text:span text:style-name="Fonte_20_parág._20_padrão"><text:span text:style-name="T73">⁠ </text:span></text:span><text:span text:style-name="Fonte_20_parág._20_padrão"><text:span text:style-name="T69"><text:s/>.. </text:span></text:span><text:span text:style-name="Fonte_20_parág._20_padrão"><text:span text:style-name="T60">Os novos compartimentos de solo e serapilheira e os cálculos das taxas transferência de Carbono entre os compartimentos da serapilheira e o solo, bem como as taxas de turnover de C em cada compartimento são </text:span></text:span><text:soft-page-break/><text:span text:style-name="Fonte_20_parág._20_padrão"><text:span text:style-name="T60">baseados nos modelos </text:span></text:span><office:annotation office:name="34"><dc:creator>Bianca Rius</dc:creator><dc:date>2016-07-25T16:02:00</dc:date><text:p><text:span text:style-name="T4">Vc tem que por o que essas siglas significam</text:span></text:p></office:annotation><text:span text:style-name="Fonte_20_parág._20_padrão"><text:span text:style-name="T60">CASA-CNP (Wang et al. 2010) e </text:span></text:span><office:annotation-end office:name="34"/><office:annotation office:name="35"><dc:creator>Bianca Rius</dc:creator><dc:date>2016-07-25T16:02:00</dc:date><text:p/></office:annotation><text:span text:style-name="Fonte_20_parág._20_padrão"><text:span text:style-name="T60">CENTURY (Parton et al. 1993)</text:span></text:span><office:annotation-end office:name="35"/><text:span text:style-name="Fonte_20_parág._20_padrão"><text:span text:style-name="T60">.</text:span></text:span></text:p>
      <text:p text:style-name="P23">FIGURA AQUI!</text:p>
      <text:p text:style-name="P21"><text:span text:style-name="Fonte_20_parág._20_padrão"><text:span text:style-name="T60">Esta nova </text:span></text:span><office:annotation office:name="36"><dc:creator>Helena Alves do Prado</dc:creator><dc:date>2016-07-29T09:49:00</dc:date><text:p><text:span text:style-name="T4">Coloca essa figura acima da frase da linha 4, pra não quebrar</text:span></text:p></office:annotation><text:span text:style-name="Fonte_20_parág._20_padrão"><text:span text:style-name="T60">estrutura</text:span></text:span><office:annotation-end office:name="36"/><text:span text:style-name="Fonte_20_parág._20_padrão"><text:span text:style-name="T60"> permitirá que os ciclos de N e P sejam ligados ao ciclo de Carbono por meio das razões estequiométricas, das taxas de turnover e de transferência em cada um dos compartimentos de solo, serapilheira e vegetação (Figura 1). De maneira similar ao ciclo de Carbono, a transferência de N e P entre os reservatórios é regida por equações diferenciais, com coeficientes de transferência e taxas de turnover específicas para cada compartimento (Parton et al. 199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4">sim</text:span></text:p></office:annotation><office:annotation office:name="37"><dc:creator>JP Darela</dc:creator><dc:date>2016-07-24T02:45:00</dc:date><text:p><text:span text:style-name="T4">Esta explicação para imobilização é satisfatória?</text:span></text:p></office:annotation><text:span text:style-name="Fonte_20_parág._20_padrão"><text:span text:style-name="T60">(Imobilização é o processo em que os microrganismos decompositores assimilam os nutrientes (</text:span></text:span><text:span text:style-name="Fonte_20_parág._20_padrão"><text:span text:style-name="T74">e.g. </text:span></text:span><text:span text:style-name="Fonte_20_parág._20_padrão"><text:span text:style-name="T60">N e P) do solo, tornando estes nutrientes temporariamente indisponíveis para a vegetação). </text:span></text:span><office:annotation-end office:name="37"/><office:annotation-end office:name="38"/><text:span text:style-name="Fonte_20_parág._20_padrão"><text:span text:style-name="T60">Quando não há N disponível para a </text:span></text:span><text:span text:style-name="Fonte_20_parág._20_padrão"><text:span text:style-name="T81">imobilização, as taxas de respiração heterotrófica </text:span></text:span><office:annotation office:name="39"><dc:creator>JP Darela</dc:creator><dc:date>2016-07-24T16:18:00</dc:date><text:p><text:span text:style-name="T4">Limitação da respiração heterotrofica por nutrientes</text:span></text:p></office:annotation><text:span text:style-name="Fonte_20_parág._20_padrão"><text:span text:style-name="T81">diminuem</text:span></text:span><text:span text:style-name="Fonte_20_parág._20_padrão"><text:span text:style-name="T60">.</text:span></text:span><office:annotation-end office:name="39"/><text:span text:style-name="Fonte_20_parág._20_padrão"><text:span text:style-name="T60"> (Wang et al. 2010).</text:span></text:span></text:p>
      <text:p text:style-name="P21"><text:span text:style-name="Fonte_20_parág._20_padrão"><text:span text:style-name="T60">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text:span></text:span><text:soft-page-break/><text:span text:style-name="Fonte_20_parág._20_padrão"><text:span text:style-name="T60">imobilização</text:span></text:span><office:annotation office:name="40"><dc:creator>Helena Alves do Prado</dc:creator><dc:date>2016-07-29T09:51:00</dc:date><text:p><text:span text:style-name="T4">Não entendi. Falta pontuação nessa frase</text:span></text:p></office:annotation><text:span text:style-name="Fonte_20_parág._20_padrão"><text:span text:style-name="T60">,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60">.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4">Lixiviação ou percolação</text:span></text:p></office:annotation><text:span text:style-name="Fonte_20_parág._20_padrão"><text:span text:style-name="T60">lixiviação</text:span></text:span><office:annotation-end office:name="41"/><text:span text:style-name="Fonte_20_parág._20_padrão"><text:span text:style-name="T60"> de N e P, perda de P fortemente adsorvido para o compartimento de P ocluído, perda de compostos de N por volatilização, imobilização (para N e P) e captação de N e P pelas plantas.</text:span></text:span></text:p>
      <text:p text:style-name="P22"/>
      <text:p text:style-name="P46">3.3 Ciclos de C, N e P: Processos na vegetação</text:p>
      <text:p text:style-name="P21"><text:span text:style-name="Fonte_20_parág._20_padrão"><text:span text:style-name="T60">No CAETÊ, a demanda de N e P pela vegetação será dependente das razões </text:span></text:span><office:annotation office:name="42"><dc:creator>JP Darela</dc:creator><dc:date>2016-07-24T19:59:00</dc:date><text:p><text:span text:style-name="T4">Limitação da alocação de C por nutrientes</text:span></text:p></office:annotation><text:span text:style-name="Fonte_20_parág._20_padrão"><text:span text:style-name="T60">N:C e P:C, das taxas de turnover e dos coeficientes de alocação</text:span></text:span><office:annotation-end office:name="42"/><text:span text:style-name="Fonte_20_parág._20_padrão"><text:span text:style-name="T60"> para cada um dos seguintes compartimentos da vegetação: (i) raízes finas, (ii) folhas, (iii) 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70">i</text:span></text:span><text:span text:style-name="Fonte_20_parág._20_padrão"><text:span text:style-name="T60">s: N:C ou P:C. Além da limitação na alocação de C e da respiração heterotrófica (seção 3.2), a limitação por N e P também será incorporada nos cálculos da fotossíntese.</text:span></text:span></text:p>
      <text:p text:style-name="P21"><text:soft-page-break/><text:span text:style-name="Fonte_20_parág._20_padrão"><text:span text:style-name="T60">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4">Limitação da fotossíntese por nutrientes</text:span></text:p></office:annotation><text:span text:style-name="Fonte_20_parág._20_padrão"><text:span text:style-name="T60">inserir a limitação por nutrientes </text:span></text:span><office:annotation-end office:name="43"/><text:span text:style-name="Fonte_20_parág._20_padrão"><text:span text:style-name="T60">através do (i) cálculo dinâmico dos parâmetros V</text:span></text:span><text:span text:style-name="Fonte_20_parág._20_padrão"><text:span text:style-name="T83">cmax</text:span></text:span><text:span text:style-name="Fonte_20_parág._20_padrão"><text:span text:style-name="T60"> (Taxa máxima de Carboxilação da RuBisCO), </text:span></text:span><office:annotation office:name="44"><dc:creator>Helena Alves do Prado</dc:creator><dc:date>2016-07-29T09:54:00</dc:date><text:p><text:span text:style-name="T4">Jmax é basicamente em função de Vcmax. Como fica?</text:span></text:p></office:annotation><text:span text:style-name="Fonte_20_parág._20_padrão"><text:span text:style-name="T60">J</text:span></text:span><text:span text:style-name="Fonte_20_parág._20_padrão"><text:span text:style-name="T83">max</text:span></text:span><text:span text:style-name="Fonte_20_parág._20_padrão"><text:span text:style-name="T60"> </text:span></text:span><office:annotation-end office:name="44"/><text:span text:style-name="Fonte_20_parág._20_padrão"><text:span text:style-name="T60">(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4">confuso</text:span></text:p></office:annotation><text:span text:style-name="Fonte_20_parág._20_padrão"><text:span text:style-name="T60">Para tanto, novos atributos funcionais, além daqueles relacionados a alocação de C e razões estequiométricas N:C, P:C para cada um dos compartimentos vegetais e daqueles relacionados ao processo fotossintético e de respiração autotrófica (Estes atributos funcionais foram incorporados ao CAETÊ no passo (ii) da seção 3.1), serão incorporados à lógica do CAETÊ</text:span></text:span><office:annotation-end office:name="45"/><text:span text:style-name="Fonte_20_parág._20_padrão"><text:span text:style-name="T60">: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4">T</text:span></text:span><text:span text:style-name="Fonte_20_parág._20_padrão"><text:span text:style-name="T88">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9">Atributo Funcional</text:p>
          </table:table-cell>
          <table:table-cell table:style-name="Tabela1.A1" office:value-type="string">
            <text:p text:style-name="P30">Unidade</text:p>
          </table:table-cell>
        </table:table-row>
        <table:table-row table:style-name="Tabela1.1">
          <table:table-cell table:style-name="Tabela1.A1" office:value-type="string">
            <text:p text:style-name="P31">Área Foliar Específica</text:p>
          </table:table-cell>
          <table:table-cell table:style-name="Tabela1.A1" office:value-type="string">
            <text:p text:style-name="P33"><text:span text:style-name="Fonte_20_parág._20_padrão"><text:span text:style-name="T84">m</text:span></text:span><text:span text:style-name="Fonte_20_parág._20_padrão"><text:span text:style-name="T85">2 </text:span></text:span><text:span text:style-name="Fonte_20_parág._20_padrão"><text:span text:style-name="T84">gC</text:span></text:span><text:span text:style-name="Fonte_20_parág._20_padrão"><text:span text:style-name="T85">-1</text:span></text:span></text:p>
          </table:table-cell>
        </table:table-row>
        <table:table-row table:style-name="Tabela1.1">
          <table:table-cell table:style-name="Tabela1.A1" office:value-type="string">
            <text:p text:style-name="P34"><text:span text:style-name="Fonte_20_parág._20_padrão"><text:span text:style-name="T84">V</text:span></text:span><text:span text:style-name="Fonte_20_parág._20_padrão"><text:span text:style-name="T86">cmax</text:span></text:span></text:p>
          </table:table-cell>
          <table:table-cell table:style-name="Tabela1.A1" office:value-type="string">
            <text:p text:style-name="P33"><text:span text:style-name="Fonte_20_parág._20_padrão"><text:span text:style-name="T84">mol CO</text:span></text:span><text:span text:style-name="Fonte_20_parág._20_padrão"><text:span text:style-name="T86">2</text:span></text:span><text:span text:style-name="Fonte_20_parág._20_padrão"><text:span text:style-name="T84"> m</text:span></text:span><text:span text:style-name="Fonte_20_parág._20_padrão"><text:span text:style-name="T85">-2</text:span></text:span><text:span text:style-name="Fonte_20_parág._20_padrão"><text:span text:style-name="T84">s</text:span></text:span><text:span text:style-name="Fonte_20_parág._20_padrão"><text:span text:style-name="T85">-1</text:span></text:span></text:p>
          </table:table-cell>
        </table:table-row>
        <text:soft-page-break/>
        <table:table-row table:style-name="Tabela1.1">
          <table:table-cell table:style-name="Tabela1.A1" office:value-type="string">
            <text:p text:style-name="P34"><text:span text:style-name="Fonte_20_parág._20_padrão"><text:span text:style-name="T84">J</text:span></text:span><text:span text:style-name="Fonte_20_parág._20_padrão"><text:span text:style-name="T86">max</text:span></text:span></text:p>
          </table:table-cell>
          <table:table-cell table:style-name="Tabela1.A1" office:value-type="string">
            <text:p text:style-name="P33"><text:span text:style-name="Fonte_20_parág._20_padrão"><text:span text:style-name="T84">mol Elétrons E</text:span></text:span><text:span text:style-name="Fonte_20_parág._20_padrão"><text:span text:style-name="T85">-1</text:span></text:span></text:p>
          </table:table-cell>
        </table:table-row>
        <table:table-row table:style-name="Tabela1.1">
          <table:table-cell table:style-name="Tabela1.A1" office:value-type="string">
            <text:p text:style-name="P31">Sensibilidade da condutância estomática à assimilação de C</text:p>
          </table:table-cell>
          <table:table-cell table:style-name="Tabela1.A1" office:value-type="string">
            <text:p text:style-name="P33"><office:annotation office:name="46"><dc:creator>Helena Alves do Prado</dc:creator><dc:date>2016-07-29T09:58:00</dc:date><text:p><text:span text:style-name="T4">mol de co2</text:span></text:p></office:annotation><text:span text:style-name="Fonte_20_parág._20_padrão"><text:span text:style-name="T84">mol H</text:span></text:span><text:span text:style-name="Fonte_20_parág._20_padrão"><text:span text:style-name="T86">2</text:span></text:span><text:span text:style-name="Fonte_20_parág._20_padrão"><text:span text:style-name="T84">O m</text:span></text:span><text:span text:style-name="Fonte_20_parág._20_padrão"><text:span text:style-name="T85">-2</text:span></text:span><text:span text:style-name="Fonte_20_parág._20_padrão"><text:span text:style-name="T84"> s</text:span></text:span><office:annotation-end office:name="46"/><text:span text:style-name="Fonte_20_parág._20_padrão"><text:span text:style-name="T85">-1</text:span></text:span></text:p>
          </table:table-cell>
        </table:table-row>
        <table:table-row table:style-name="Tabela1.1">
          <table:table-cell table:style-name="Tabela1.A1" office:value-type="string">
            <text:p text:style-name="P31">Razões estequimétricas N:C para compartimentos vegetais</text:p>
          </table:table-cell>
          <table:table-cell table:style-name="Tabela1.A1" office:value-type="string">
            <text:p text:style-name="P32">adimendsional</text:p>
          </table:table-cell>
        </table:table-row>
        <table:table-row table:style-name="Tabela1.1">
          <table:table-cell table:style-name="Tabela1.A1" office:value-type="string">
            <text:p text:style-name="P31">Razões estequimétricas P:C para compartimentos vegetais</text:p>
          </table:table-cell>
          <table:table-cell table:style-name="Tabela1.A1" office:value-type="string">
            <text:p text:style-name="P32">adimendsional</text:p>
          </table:table-cell>
        </table:table-row>
        <table:table-row table:style-name="Tabela1.1">
          <table:table-cell table:style-name="Tabela1.A1" office:value-type="string">
            <text:p text:style-name="P31">Razão carboxilação/oxidação da RuBisCO (ponto de compensação da fotorespiração)</text:p>
          </table:table-cell>
          <table:table-cell table:style-name="Tabela1.A1" office:value-type="string">
            <text:p text:style-name="P32">Pascal</text:p>
          </table:table-cell>
        </table:table-row>
        <table:table-row table:style-name="Tabela1.1">
          <table:table-cell table:style-name="Tabela1.A1" office:value-type="string">
            <text:p text:style-name="P31">Razão P foliar : Massa foliar</text:p>
          </table:table-cell>
          <table:table-cell table:style-name="Tabela1.A1" office:value-type="string">
            <text:p text:style-name="P32">adimendsional</text:p>
          </table:table-cell>
        </table:table-row>
        <table:table-row table:style-name="Tabela1.1">
          <table:table-cell table:style-name="Tabela1.A1" office:value-type="string">
            <text:p text:style-name="P31">Razão N foliar : Massa foliar</text:p>
          </table:table-cell>
          <table:table-cell table:style-name="Tabela1.A1" office:value-type="string">
            <text:p text:style-name="P32">adimendsional</text:p>
          </table:table-cell>
        </table:table-row>
      </table:table>
      <text:p text:style-name="P22"/>
      <text:p text:style-name="P21"><text:span text:style-name="Fonte_20_parág._20_padrão"><text:span text:style-name="T60">O DGVM CAETÊ receberá como inputs dados de precipitação, temperatura, <text:s/>radiação incidente e pressão atmosférica [ISIMIP-2 (Hempel et al. 2013)], bem como concentração atmosférica de CO</text:span></text:span><text:span text:style-name="Fonte_20_parág._20_padrão"><text:span text:style-name="T83">2</text:span></text:span><text:span text:style-name="Fonte_20_parág._20_padrão"><text:span text:style-name="T60">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74">e.g.</text:span></text:span><text:span text:style-name="Fonte_20_parág._20_padrão"><text:span text:style-name="T60"> CANIF [</text:span></text:span><text:span text:style-name="Fonte_20_parág._20_padrão"><text:span text:style-name="T74">Carbon and Nitrogen Cycling in Forest Ecosystems</text:span></text:span><text:span text:style-name="Fonte_20_parág._20_padrão"><text:span text:style-name="T60">], LBA, e experimentos FACE). Rodadas do DGVM CAETÊ devem ser efetuadas utilizando-se climatologias utilizadas no IPCC-AR5, visando testar as questões levantadas por este projeto. </text:span></text:span><office:annotation office:name="47"><dc:creator>Helena Alves do Prado</dc:creator><dc:date>2016-07-29T10:00:00</dc:date><text:p>Necessário?</text:p></office:annotation><text:span text:style-name="Fonte_20_parág._20_padrão"><text:span text:style-name="T60">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1"/>
      <text:p text:style-name="P39"/>
      <text:list xml:id="list193817058951849" text:continue-numbering="true" text:style-name="WWNum3">
        <text:list-item>
          <text:p text:style-name="P50"><text:span text:style-name="Fonte_20_parág._20_padrão"><text:span text:style-name="T76">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76">trabalho</text:span></text:span><office:annotation-end office:name="48"/></text:p>
        </text:list-item>
      </text:list>
      <text:p text:style-name="P24"/>
      <text:p text:style-name="P22">A fim de realizar os objetivos propostos nesta pesquisa dividimos o trabalho em uma série de tarefas a serem realizadas:</text:p>
      <text:list xml:id="list8722326739815051790" text:style-name="WWNum8">
        <text:list-item text:start-value="1">
          <text:p text:style-name="P51"><text:span text:style-name="Fonte_20_parág._20_padrão"><text:span text:style-name="T60"><text:s/>Adaptação e inserção dos modelos propostos para os ciclos de Nitrogênio e Fósforo no DGVM CAETÊ. </text:span></text:span><text:span text:style-name="Fonte_20_parág._20_padrão"><text:span text:style-name="T74">(Objetivos 1 e 2)</text:span></text:span></text:p>
        </text:list-item>
        <text:list-item>
          <text:p text:style-name="P51"><text:span text:style-name="Fonte_20_parág._20_padrão"><text:span text:style-name="T60"><text:s/>Analise de Sensibilidade (variando inputs), Parametrização (utilizando dados experimentais de estudos prévios) e Validação do modelo seguindo o Protocolo </text:span></text:span><text:span text:style-name="Fonte_20_parág._20_padrão"><text:span text:style-name="T74">I-LAMB (Luo et al. 2012)</text:span></text:span><text:span text:style-name="Fonte_20_parág._20_padrão"><text:span text:style-name="T60">. </text:span></text:span><text:span text:style-name="Fonte_20_parág._20_padrão"><text:span text:style-name="T74">(Objetivos 1 e 2)</text:span></text:span></text:p>
        </text:list-item>
        <text:list-item>
          <text:p text:style-name="P51"><text:span text:style-name="Fonte_20_parág._20_padrão"><text:span text:style-name="T60">Experimentação do CAETÊ com climatologias do CMIP5 [Coupled Model Intercomparison Phase 5] gerados a partir dos cenários de forçantes climáticas RCP 4.5 e RCP 8.5 (Moss et al. 2010)</text:span></text:span><text:span text:style-name="Fonte_20_parág._20_padrão"><text:span text:style-name="T60"><office:annotation><dc:creator>Katrin Fleischer</dc:creator><dc:date>2016-06-05T14:08:00</dc:date><text:p>This falls from the sky now, doesn’t it? Have you mentioned above that you will do that??</text:p></office:annotation></text:span></text:span><text:span text:style-name="Fonte_20_parág._20_padrão"><text:span text:style-name="T60"><office:annotation><dc:creator>JP Darela</dc:creator><dc:date>2016-07-25T12:18:00</dc:date><text:p>I make a mention to it now in methods</text:p></office:annotation></text:span></text:span><text:span text:style-name="Fonte_20_parág._20_padrão"><text:span text:style-name="T60">. </text:span></text:span><text:span text:style-name="Fonte_20_parág._20_padrão"><text:span text:style-name="T74">(Objetivos 1 e 2)</text:span></text:span><text:span text:style-name="Fonte_20_parág._20_padrão"><text:span text:style-name="T60"> realizando– se os seguintes experimentos com o modelo:</text:span></text:span></text:p>
          <text:list>
            <text:list-item>
              <text:p text:style-name="P51"><text:span text:style-name="Fonte_20_parág._20_padrão"><text:span text:style-name="T60">Rodada sem a inclusão da limitação por N e P (serve à hipótese 1 do objetivo 1)</text:span></text:span></text:p>
            </text:list-item>
            <text:list-item>
              <text:p text:style-name="P52">Rodada incluindo apenas limitação de N (serve à hipótese 2 do objetivo 1)</text:p>
            </text:list-item>
            <text:list-item>
              <text:p text:style-name="P52">Rodada incluindo a limitação de N e P (serve à hipótese 3 do objetivo 1)</text:p>
            </text:list-item>
          </text:list>
        </text:list-item>
        <text:list-item>
          <text:p text:style-name="P51"><office:annotation office:name="51"><dc:creator>Helena Alves do Prado</dc:creator><dc:date>2016-07-29T10:04:00</dc:date><text:p><text:span text:style-name="T4">confuso</text:span></text:p></office:annotation><text:span text:style-name="Fonte_20_parág._20_padrão"><text:span text:style-name="T60">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1"><text:span text:style-name="Fonte_20_parág._20_padrão"><text:span text:style-name="T60">Efetuar uma rodada do modelo com os atributos funcionais do CAETÊ mantidos fixos para um conjunto de PFTs a serem definidos no decorrer </text:span></text:span><text:soft-page-break/><text:span text:style-name="Fonte_20_parág._20_padrão"><text:span text:style-name="T60">do projeto, e subsequente comparação dos fluxos e estoques de C desta rodada com os resultados obtidos na rodada c do item 3 desta seção.</text:span></text:span></text:p>
        </text:list-item>
        <text:list-item>
          <text:p text:style-name="P51"><text:span text:style-name="Fonte_20_parág._20_padrão"><text:span text:style-name="T60">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74">e.g.</text:span></text:span><text:span text:style-name="Fonte_20_parág._20_padrão"><text:span text:style-name="T60">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1"><office:annotation office:name="52"><dc:creator>Helena Alves do Prado</dc:creator><dc:date>2016-07-29T10:05:00</dc:date><text:p><text:span text:style-name="T4">acho desnecessario</text:span></text:p></office:annotation><text:span text:style-name="Fonte_20_parág._20_padrão"><text:span text:style-name="T60">Participação do beneficiário nos cursos e workshops do AmazonFACE Model-Experiment Integration Project (Lapola and Norby 2014; Norby et al. 2016).</text:span></text:span><office:annotation-end office:name="52"/></text:p>
        </text:list-item>
        <text:list-item>
          <text:p text:style-name="P52">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9"><text:s/>Tabela 2: </text:span></text:span><office:annotation office:name="53"><dc:creator>JP Darela</dc:creator><dc:date>2016-07-28T17:41:00</dc:date><text:p><text:span text:style-name="T4">Preciso de uma ajuda com este cronograma</text:span></text:p></office:annotation><text:span text:style-name="Fonte_20_parág._20_padrão"><text:span text:style-name="T89">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35"/>
          </table:table-cell>
          <table:table-cell table:style-name="Tabela2.A1" table:number-columns-spanned="8" office:value-type="string">
            <text:p text:style-name="P36">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36">Tarefas</text:p>
          </table:table-cell>
          <table:table-cell table:style-name="Tabela2.A1" office:value-type="string">
            <text:p text:style-name="P36">1</text:p>
          </table:table-cell>
          <table:table-cell table:style-name="Tabela2.A1" office:value-type="string">
            <text:p text:style-name="P36">2</text:p>
          </table:table-cell>
          <table:table-cell table:style-name="Tabela2.A1" office:value-type="string">
            <text:p text:style-name="P36">3</text:p>
          </table:table-cell>
          <table:table-cell table:style-name="Tabela2.A1" office:value-type="string">
            <text:p text:style-name="P36">4</text:p>
          </table:table-cell>
          <table:table-cell table:style-name="Tabela2.A1" office:value-type="string">
            <text:p text:style-name="P36">5</text:p>
          </table:table-cell>
          <table:table-cell table:style-name="Tabela2.A1" office:value-type="string">
            <text:p text:style-name="P36">6</text:p>
          </table:table-cell>
          <table:table-cell table:style-name="Tabela2.A1" office:value-type="string">
            <text:p text:style-name="P36">7</text:p>
          </table:table-cell>
          <table:table-cell table:style-name="Tabela2.A1" office:value-type="string">
            <text:p text:style-name="P36">8</text:p>
          </table:table-cell>
        </table:table-row>
        <table:table-row>
          <table:table-cell table:style-name="Tabela2.A1" office:value-type="string">
            <text:list xml:id="list6079361425118276448" text:style-name="WWNum9">
              <text:list-item>
                <text:p text:style-name="P53">Desenvolvimento dos Ciclos de N e P no CAETÊ</text:p>
              </text:list-item>
            </text:list>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A1" office:value-type="string">
            <text:p text:style-name="P37"/>
          </table:table-cell>
        </table:table-row>
        <table:table-row>
          <table:table-cell table:style-name="Tabela2.A1" office:value-type="string">
            <text:list xml:id="list193817130829940" text:continue-numbering="true" text:style-name="WWNum9">
              <text:list-item>
                <text:p text:style-name="P53">Análise de Sensibilidade/Parametrização/Validação</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A1" office:value-type="string">
            <text:p text:style-name="P37"/>
          </table:table-cell>
        </table:table-row>
        <table:table-row>
          <table:table-cell table:style-name="Tabela2.A1" office:value-type="string">
            <text:list xml:id="list193816406618215" text:continue-numbering="true" text:style-name="WWNum9">
              <text:list-item>
                <text:p text:style-name="P53">Análise com forçantes climáticas do CMIP5 e da influência dos ciclos de N e P na hipótese de savanização da Amazônia</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list xml:id="list193817292213708" text:continue-numbering="true" text:style-name="WWNum9">
              <text:list-item>
                <text:p text:style-name="P53">Análise da diversidade funcional dentro do modelo CAETÊ</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list xml:id="list193817452384878" text:continue-numbering="true" text:style-name="WWNum9">
              <text:list-item>
                <text:p text:style-name="P53">Intercâmbio</text:p>
              </text:list-item>
            </text:list>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A1" office:value-type="string">
            <text:p text:style-name="P37"/>
          </table:table-cell>
          <table:table-cell table:style-name="Tabela2.E4"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p text:style-name="P38">Redação da Tese/Artigos científicos</text:p>
          </table:table-cell>
          <table:table-cell table:style-name="Tabela2.A1"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cell table:style-name="Tabela2.B3" office:value-type="string">
            <text:p text:style-name="P37"/>
          </table:table-cell>
        </table:table-row>
        <table:table-row>
          <table:table-cell table:style-name="Tabela2.A1" office:value-type="string">
            <text:p text:style-name="P38">Relatórios Científicos</text:p>
          </table:table-cell>
          <table:table-cell table:style-name="Tabela2.A1"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A1" office:value-type="string">
            <text:p text:style-name="P37"/>
          </table:table-cell>
          <table:table-cell table:style-name="Tabela2.B3" office:value-type="string">
            <text:p text:style-name="P37"/>
          </table:table-cell>
          <table:table-cell table:style-name="Tabela2.E4" office:value-type="string">
            <text:p text:style-name="P37"/>
          </table:table-cell>
          <table:table-cell table:style-name="Tabela2.B3" office:value-type="string">
            <text:p text:style-name="P37"/>
          </table:table-cell>
        </table:table-row>
      </table:table>
      <text:p text:style-name="P12"/>
      <text:list xml:id="list193817518628659" text:continue-numbering="true" text:style-name="WWNum9">
        <text:list-item>
          <text:p text:style-name="P54">Referencias</text:p>
        </text:list-item>
      </text:list>
      <text:section text:style-name="Sect1" text:name="ADDIN Mendeley Bibliography CSL_BIBLIOGRAPHY  RNDwKliSK7pS2">
        <text:p text:style-name="P41">Norby RJ, De Kauwe MG, Domingues TF, et al (2016) Model-data synthesis for the next generation of forest free-air CO2 enrichment (FACE) experiments. New Phytol 209:17–28. doi: 10.1111/nph.13593</text:p>
        <text:p text:style-name="P41">Parton WJ, Schimel DS, Cole C V., Ojima DS (1987) Analysis of factors controlling soil organic matter levels in great plains grasslands. Soil Sci Soc Am jorunal 51:1173–1179. doi: 10.2136/sssaj1987.03615995005100050015x</text:p>
        <text:p text:style-name="P41">Sakschewski B, von Bloh W, Boit A, et al (2016) Resilience of Amazon forests emerges from plant trait diversity. Nat Clim Chang. doi: 10.1038/nclimate3109</text:p>
        <text:p text:style-name="P41">Scheiter S, Langan L, Higgins SI (2013) Next-generation dynamic global vegetation models: learning from community ecology. New Phytol 198:957–69. doi: 10.1111/nph.12210</text:p>
        <text:p text:style-name="P18">Zaehle S, Medlyn BE, Kauwe MG De, et al (2014) Evaluation of 11 terrestrial carbon – nitrogen cycle models against observations from two temperate Free-Air CO 2 Enrichment studies S o. 803–82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8</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08T19:38:11.549726937</dc:date>
    <meta:print-date>2016-07-25T15:55:00Z</meta:print-date>
    <meta:editing-cycles>58</meta:editing-cycles>
    <meta:editing-duration>P3DT21H42M13S</meta:editing-duration>
    <dc:creator>João Filho</dc:creator>
    <meta:document-statistic meta:table-count="2" meta:image-count="0" meta:object-count="0" meta:page-count="18" meta:paragraph-count="104" meta:word-count="4427" meta:character-count="28534" meta:non-whitespace-character-count="242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